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system" style:font-pitch="variable"/>
    <style:font-face style:name="OpenSymbol1" svg:font-family="OpenSymbol" style:font-adornments="Regular" style:font-pitch="variable" style:font-charset="x-symbol"/>
    <style:font-face style:name="Symbol" svg:font-family="Symbol" style:font-charset="x-symbol"/>
    <style:font-face style:name="Symbol1" svg:font-family="Symbol" style:font-family-generic="system" style:font-pitch="variable"/>
    <style:font-face style:name="arial" svg:font-family="arial" style:font-family-generic="swiss"/>
  </office:font-face-decls>
  <office:automatic-styles>
    <style:style style:name="Tabla2" style:family="table">
      <style:table-properties style:width="17.013cm" fo:margin-left="0cm" table:align="left" fo:background-color="transparent">
        <style:background-image/>
      </style:table-properties>
    </style:style>
    <style:style style:name="Tabla2.A" style:family="table-column">
      <style:table-column-properties style:column-width="2.011cm"/>
    </style:style>
    <style:style style:name="Tabla2.B" style:family="table-column">
      <style:table-column-properties style:column-width="1.085cm"/>
    </style:style>
    <style:style style:name="Tabla2.C" style:family="table-column">
      <style:table-column-properties style:column-width="1.217cm"/>
    </style:style>
    <style:style style:name="Tabla2.D" style:family="table-column">
      <style:table-column-properties style:column-width="1.296cm"/>
    </style:style>
    <style:style style:name="Tabla2.E" style:family="table-column">
      <style:table-column-properties style:column-width="1.402cm"/>
    </style:style>
    <style:style style:name="Tabla2.H" style:family="table-column">
      <style:table-column-properties style:column-width="1.191cm"/>
    </style:style>
    <style:style style:name="Tabla2.M" style:family="table-column">
      <style:table-column-properties style:column-width="1.111cm"/>
    </style:style>
    <style:style style:name="Tabla2.1" style:family="table-row">
      <style:table-row-properties style:min-row-height="1.111cm"/>
    </style:style>
    <style:style style:name="Tabla2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a2.M1" style:family="table-cell">
      <style:table-cell-properties fo:padding="0.049cm" fo:border="0.05pt solid #000000" style:writing-mode="page"/>
    </style:style>
    <style:style style:name="Tabla2.2" style:family="table-row">
      <style:table-row-properties fo:background-color="transparent">
        <style:background-image/>
      </style:table-row-properties>
    </style:style>
    <style:style style:name="Tabla2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2.B2" style:family="table-cell">
      <style:table-cell-properties fo:background-color="#696969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la2.M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2.3" style:family="table-row">
      <style:table-row-properties fo:background-color="transparent">
        <style:background-image/>
      </style:table-row-properties>
    </style:style>
    <style:style style:name="Tabla2.M3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2.4" style:family="table-row">
      <style:table-row-properties fo:background-color="transparent">
        <style:background-image/>
      </style:table-row-properties>
    </style:style>
    <style:style style:name="Tabla2.M4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2.5" style:family="table-row">
      <style:table-row-properties fo:background-color="transparent">
        <style:background-image/>
      </style:table-row-properties>
    </style:style>
    <style:style style:name="Tabla2.M5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2.6" style:family="table-row">
      <style:table-row-properties fo:background-color="transparent">
        <style:background-image/>
      </style:table-row-properties>
    </style:style>
    <style:style style:name="Tabla2.M6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2.7" style:family="table-row">
      <style:table-row-properties fo:background-color="transparent">
        <style:background-image/>
      </style:table-row-properties>
    </style:style>
    <style:style style:name="Tabla2.M7" style:family="table-cell">
      <style:table-cell-properties fo:background-color="#696969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P1" style:family="paragraph" style:parent-style-name="LO-normal1">
      <style:paragraph-properties fo:line-height="150%" fo:orphans="0" fo:widows="0"/>
      <style:text-properties fo:color="#000000" loext:opacity="100%" style:font-name="Arial" officeooo:paragraph-rsid="0019aa87" style:font-name-asian="Arial1" style:font-name-complex="Arial1"/>
    </style:style>
    <style:style style:name="P2" style:family="paragraph" style:parent-style-name="Quote">
      <style:paragraph-properties fo:margin-left="0cm" fo:margin-right="0cm" fo:margin-top="0cm" fo:margin-bottom="0cm" style:contextual-spacing="false" fo:line-height="150%" fo:text-align="justify" style:justify-single-word="false" fo:text-indent="0.6cm" style:auto-text-indent="false"/>
      <style:text-properties fo:color="#000000" loext:opacity="100%" style:font-name="Arial" fo:font-size="11pt" officeooo:paragraph-rsid="0031afb1" fo:background-color="#ffffff" style:font-name-asian="Arial1" style:font-size-asian="11pt" style:font-name-complex="Arial1" style:font-size-complex="11pt"/>
    </style:style>
    <style:style style:name="P3" style:family="paragraph" style:parent-style-name="Quote">
      <loext:graphic-properties draw:fill-hatch-name="hatch"/>
      <style:paragraph-properties fo:margin-left="0cm" fo:margin-right="0cm" fo:margin-top="0cm" fo:margin-bottom="0cm" style:contextual-spacing="false" fo:line-height="115%" fo:text-align="justify" style:justify-single-word="false" fo:text-indent="1cm" style:auto-text-indent="false"/>
      <style:text-properties fo:color="#000000" loext:opacity="100%" style:font-name="Arial" fo:font-size="11pt" officeooo:paragraph-rsid="0031afb1" fo:background-color="#ffffff" style:font-name-asian="Arial1" style:font-size-asian="11pt" style:font-name-complex="Arial1" style:font-size-complex="11pt"/>
    </style:style>
    <style:style style:name="P4" style:family="paragraph" style:parent-style-name="Quote">
      <loext:graphic-properties draw:fill-hatch-name="hatch"/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/>
      <style:text-properties fo:color="#000000" loext:opacity="100%" style:font-name="Arial" fo:font-size="11pt" officeooo:paragraph-rsid="0031afb1" fo:background-color="#ffffff" style:font-name-asian="Arial1" style:font-size-asian="11pt" style:font-name-complex="Arial1" style:font-size-complex="11pt"/>
    </style:style>
    <style:style style:name="P5" style:family="paragraph" style:parent-style-name="Quote">
      <loext:graphic-properties draw:fill-hatch-name="hatch"/>
      <style:paragraph-properties fo:margin-left="0cm" fo:margin-right="0cm" fo:margin-top="0cm" fo:margin-bottom="0cm" style:contextual-spacing="false" fo:line-height="115%" fo:text-align="justify" style:justify-single-word="false" fo:text-indent="1cm" style:auto-text-indent="false"/>
      <style:text-properties fo:color="#000000" loext:opacity="100%" style:font-name="Arial" fo:font-size="11pt" officeooo:paragraph-rsid="0031afb1" style:font-size-asian="11pt" style:font-size-complex="11pt"/>
    </style:style>
    <style:style style:name="P6" style:family="paragraph" style:parent-style-name="Quote">
      <loext:graphic-properties draw:fill-hatch-name="hatch"/>
      <style:paragraph-properties fo:margin-left="0cm" fo:margin-right="0cm" fo:margin-top="0cm" fo:margin-bottom="0cm" style:contextual-spacing="false" fo:line-height="115%" fo:text-align="justify" style:justify-single-word="false" fo:text-indent="1cm" style:auto-text-indent="false"/>
      <style:text-properties fo:color="#000000" loext:opacity="100%" style:font-name="Arial" fo:font-size="11pt" fo:language="en" fo:country="US" officeooo:paragraph-rsid="0031afb1" style:font-size-asian="11pt" style:font-size-complex="11pt"/>
    </style:style>
    <style:style style:name="P7" style:family="paragraph" style:parent-style-name="Quote">
      <loext:graphic-properties draw:fill-hatch-name="hatch"/>
      <style:paragraph-properties fo:margin-left="0cm" fo:margin-right="0cm" fo:margin-top="0cm" fo:margin-bottom="0cm" style:contextual-spacing="false" fo:line-height="115%" fo:text-align="justify" style:justify-single-word="false" fo:text-indent="1cm" style:auto-text-indent="false"/>
      <style:text-properties fo:color="#000000" loext:opacity="100%" style:font-name="Arial" fo:font-size="11pt" fo:language="en" fo:country="US" officeooo:paragraph-rsid="0031afb1" style:font-name-asian="Arial1" style:font-size-asian="11pt" style:font-name-complex="Arial1" style:font-size-complex="11pt"/>
    </style:style>
    <style:style style:name="P8" style:family="paragraph" style:parent-style-name="Quote">
      <loext:graphic-properties draw:fill-hatch-name="hatch"/>
      <style:paragraph-properties fo:margin-left="0cm" fo:margin-right="0cm" fo:margin-top="0cm" fo:margin-bottom="0cm" style:contextual-spacing="false" fo:line-height="115%" fo:text-align="justify" style:justify-single-word="false" fo:text-indent="1cm" style:auto-text-indent="false"/>
      <style:text-properties fo:color="#000000" loext:opacity="100%" style:font-name="Arial" fo:font-size="11pt" fo:language="en" fo:country="US" officeooo:paragraph-rsid="0031afb1" fo:background-color="#ffffff" style:font-name-asian="Arial1" style:font-size-asian="11pt" style:font-name-complex="Arial1" style:font-size-complex="11pt"/>
    </style:style>
    <style:style style:name="P9" style:family="paragraph" style:parent-style-name="Quote">
      <loext:graphic-properties draw:fill-hatch-name="hatch"/>
      <style:paragraph-properties fo:margin-left="0cm" fo:margin-right="0cm" fo:margin-top="0.3cm" fo:margin-bottom="0cm" style:contextual-spacing="false" fo:line-height="115%" fo:text-align="justify" style:justify-single-word="false" fo:text-indent="0cm" style:auto-text-indent="false"/>
      <style:text-properties fo:color="#000000" loext:opacity="100%" style:font-name="Arial" fo:font-size="11pt" fo:font-weight="bold" officeooo:rsid="003c54a3" officeooo:paragraph-rsid="003c54a3" fo:background-color="#ffffff" style:font-name-asian="Arial1" style:font-size-asian="11pt" style:font-weight-asian="bold" style:font-name-complex="Arial1" style:font-size-complex="11pt" style:font-weight-complex="bold"/>
    </style:style>
    <style:style style:name="P10" style:family="paragraph" style:parent-style-name="LO-normal1">
      <loext:graphic-properties draw:fill-hatch-name="hatch"/>
      <style:paragraph-properties fo:margin-top="0cm" fo:margin-bottom="0cm" style:contextual-spacing="false" fo:line-height="150%" fo:orphans="0" fo:widows="0"/>
      <style:text-properties fo:color="#000000" loext:opacity="100%" style:font-name="Arial" fo:font-weight="bold" officeooo:paragraph-rsid="003c54a3" style:font-name-asian="Arial1" style:font-weight-asian="bold" style:font-name-complex="Arial1" style:font-weight-complex="bold"/>
    </style:style>
    <style:style style:name="P11" style:family="paragraph" style:parent-style-name="LO-normal1">
      <style:paragraph-properties fo:line-height="115%" fo:text-align="justify" style:justify-single-word="false" fo:orphans="0" fo:widows="0"/>
      <style:text-properties fo:color="#000000" loext:opacity="100%" style:font-name="arial" fo:font-size="11pt" officeooo:paragraph-rsid="001d1d63" style:font-name-asian="Arial1" style:font-size-asian="11pt" style:font-name-complex="Arial1" style:font-size-complex="11pt"/>
    </style:style>
    <style:style style:name="P12" style:family="paragraph" style:parent-style-name="LO-normal1">
      <style:paragraph-properties fo:line-height="115%" fo:text-align="justify" style:justify-single-word="false" fo:orphans="0" fo:widows="0"/>
      <style:text-properties fo:color="#000000" loext:opacity="100%" style:font-name="arial" fo:font-size="11pt" officeooo:paragraph-rsid="001e7900" style:font-name-asian="Arial1" style:font-size-asian="11pt" style:font-name-complex="Arial1" style:font-size-complex="11pt"/>
    </style:style>
    <style:style style:name="P13" style:family="paragraph" style:parent-style-name="LO-normal1">
      <style:paragraph-properties fo:line-height="115%" fo:text-align="justify" style:justify-single-word="false" fo:orphans="0" fo:widows="0"/>
      <style:text-properties fo:color="#000000" loext:opacity="100%" style:font-name="arial" fo:font-size="11pt" style:text-underline-style="solid" style:text-underline-width="auto" style:text-underline-color="font-color" officeooo:paragraph-rsid="001e7900" style:font-name-asian="Arial1" style:font-size-asian="11pt" style:font-name-complex="Arial1" style:font-size-complex="11pt"/>
    </style:style>
    <style:style style:name="P14" style:family="paragraph" style:parent-style-name="LO-normal1">
      <loext:graphic-properties draw:fill-hatch-name="hatch"/>
      <style:paragraph-properties fo:margin-top="0.3cm" fo:margin-bottom="0cm" style:contextual-spacing="false" fo:line-height="115%" fo:text-align="justify" style:justify-single-word="false" fo:orphans="0" fo:widows="0"/>
      <style:text-properties fo:color="#000000" loext:opacity="100%" style:font-name="arial" fo:font-size="11pt" fo:font-weight="bold" officeooo:paragraph-rsid="001e7900" style:font-name-asian="Arial1" style:font-size-asian="11pt" style:font-weight-asian="bold" style:font-name-complex="Arial1" style:font-size-complex="11pt" style:font-weight-complex="bold"/>
    </style:style>
    <style:style style:name="P15" style:family="paragraph" style:parent-style-name="Standard">
      <style:paragraph-properties fo:text-align="start" style:justify-single-word="false"/>
      <style:text-properties officeooo:paragraph-rsid="0019aa87"/>
    </style:style>
    <style:style style:name="P16" style:family="paragraph" style:parent-style-name="LO-normal1">
      <style:paragraph-properties fo:line-height="115%" fo:text-align="justify" style:justify-single-word="false" fo:orphans="0" fo:widows="0"/>
      <style:text-properties style:font-name="arial" fo:font-size="11pt" officeooo:paragraph-rsid="001a21ff" style:font-size-asian="11pt" style:font-size-complex="11pt"/>
    </style:style>
    <style:style style:name="P17" style:family="paragraph" style:parent-style-name="LO-normal1">
      <style:paragraph-properties fo:line-height="115%" fo:text-align="justify" style:justify-single-word="false" fo:orphans="0" fo:widows="0"/>
      <style:text-properties style:font-name="arial" fo:font-size="11pt" officeooo:paragraph-rsid="00244a44" style:font-size-asian="11pt" style:font-size-complex="11pt"/>
    </style:style>
    <style:style style:name="P18" style:family="paragraph" style:parent-style-name="LO-normal1">
      <loext:graphic-properties draw:fill-gradient-name="gradient" draw:fill-hatch-name="hatch"/>
      <style:paragraph-properties fo:line-height="115%" fo:text-align="justify" style:justify-single-word="false" fo:orphans="0" fo:widows="0"/>
      <style:text-properties style:font-name="arial" fo:font-size="11pt" officeooo:paragraph-rsid="00244a44" style:font-size-asian="11pt" style:font-size-complex="11pt"/>
    </style:style>
    <style:style style:name="P19" style:family="paragraph" style:parent-style-name="LO-normal1">
      <style:paragraph-properties fo:line-height="115%" fo:text-align="justify" style:justify-single-word="false" fo:orphans="0" fo:widows="0"/>
      <style:text-properties style:font-name="arial" fo:font-size="11pt" officeooo:paragraph-rsid="001e7900" style:font-size-asian="11pt" style:font-size-complex="11pt"/>
    </style:style>
    <style:style style:name="P20" style:family="paragraph" style:parent-style-name="LO-normal1">
      <style:paragraph-properties fo:line-height="115%" fo:text-align="justify" style:justify-single-word="false" fo:orphans="0" fo:widows="0"/>
      <style:text-properties style:font-name="arial" fo:font-size="11pt" officeooo:paragraph-rsid="0036d098" style:font-size-asian="11pt" style:font-size-complex="11pt"/>
    </style:style>
    <style:style style:name="P21" style:family="paragraph" style:parent-style-name="LO-normal1">
      <style:paragraph-properties fo:line-height="115%" fo:text-align="justify" style:justify-single-word="false" fo:orphans="0" fo:widows="0"/>
      <style:text-properties style:font-name="arial" fo:font-size="11pt" officeooo:paragraph-rsid="00490d77" style:font-size-asian="11pt" style:font-size-complex="11pt"/>
    </style:style>
    <style:style style:name="P22" style:family="paragraph" style:parent-style-name="LO-normal1">
      <loext:graphic-properties draw:fill-hatch-name="hatch"/>
      <style:paragraph-properties fo:margin-top="0.3cm" fo:margin-bottom="0cm" style:contextual-spacing="false" fo:line-height="115%" fo:text-align="justify" style:justify-single-word="false" fo:orphans="0" fo:widows="0"/>
      <style:text-properties style:font-name="arial" fo:font-size="11pt" officeooo:paragraph-rsid="004a6c21" style:font-size-asian="11pt" style:font-size-complex="11pt"/>
    </style:style>
    <style:style style:name="P23" style:family="paragraph" style:parent-style-name="LO-normal1">
      <style:paragraph-properties fo:line-height="115%" fo:text-align="justify" style:justify-single-word="false" fo:orphans="0" fo:widows="0"/>
      <style:text-properties style:font-name="arial" fo:font-size="11pt" officeooo:paragraph-rsid="0034e9a7" style:font-size-asian="11pt" style:font-size-complex="11pt"/>
    </style:style>
    <style:style style:name="P24" style:family="paragraph" style:parent-style-name="Table_20_Contents">
      <style:paragraph-properties fo:line-height="115%" fo:text-align="start" style:justify-single-word="false"/>
      <style:text-properties style:font-name="arial" fo:font-size="11pt" style:font-size-asian="11pt" style:font-size-complex="11pt"/>
    </style:style>
    <style:style style:name="P25" style:family="paragraph" style:parent-style-name="LO-normal1">
      <style:paragraph-properties fo:line-height="115%" fo:text-align="justify" style:justify-single-word="false" fo:orphans="0" fo:widows="0"/>
      <style:text-properties style:font-name="arial" fo:font-size="11pt" fo:font-style="italic" officeooo:rsid="0034e9a7" officeooo:paragraph-rsid="001e7900" style:font-size-asian="11pt" style:font-style-asian="italic" style:font-size-complex="11pt" style:font-style-complex="italic"/>
    </style:style>
    <style:style style:name="P26" style:family="paragraph" style:parent-style-name="LO-normal1">
      <style:paragraph-properties fo:line-height="115%" fo:text-align="start" style:justify-single-word="false" fo:orphans="0" fo:widows="0"/>
      <style:text-properties style:font-name="Arial" officeooo:paragraph-rsid="001e7900"/>
    </style:style>
    <style:style style:name="P27" style:family="paragraph" style:parent-style-name="LO-normal1">
      <loext:graphic-properties draw:fill-hatch-name="hatch"/>
      <style:paragraph-properties fo:margin-top="0cm" fo:margin-bottom="0cm" style:contextual-spacing="false" fo:line-height="115%" fo:orphans="0" fo:widows="0"/>
      <style:text-properties style:font-name="Arial" officeooo:paragraph-rsid="003c54a3"/>
    </style:style>
    <style:style style:name="P28" style:family="paragraph" style:parent-style-name="Table_20_Contents">
      <style:paragraph-properties fo:line-height="115%" fo:orphans="0" fo:widows="0"/>
      <style:text-properties style:font-name="Arial" fo:font-size="11pt" style:font-size-asian="11pt" style:font-name-complex="Arial1" style:font-size-complex="11pt"/>
    </style:style>
    <style:style style:name="P29" style:family="paragraph" style:parent-style-name="Table_20_Contents">
      <style:paragraph-properties fo:line-height="115%" fo:orphans="0" fo:widows="0"/>
      <style:text-properties style:font-name="Arial" fo:font-size="11pt" officeooo:paragraph-rsid="0029ae1f" style:font-size-asian="11pt" style:font-name-complex="Arial1" style:font-size-complex="11pt"/>
    </style:style>
    <style:style style:name="P30" style:family="paragraph" style:parent-style-name="Table_20_Contents">
      <style:paragraph-properties fo:line-height="115%" fo:text-align="end" style:justify-single-word="false" fo:orphans="0" fo:widows="0"/>
      <style:text-properties style:font-name="Arial" fo:font-size="11pt" style:font-size-asian="11pt" style:font-name-complex="Arial1" style:font-size-complex="11pt"/>
    </style:style>
    <style:style style:name="P31" style:family="paragraph" style:parent-style-name="Table_20_Contents">
      <style:paragraph-properties fo:line-height="115%" fo:orphans="0" fo:widows="0"/>
      <style:text-properties style:font-name="Arial" fo:font-size="11pt" fo:background-color="transparent" style:font-size-asian="11pt" style:font-name-complex="Arial1" style:font-size-complex="11pt"/>
    </style:style>
    <style:style style:name="P32" style:family="paragraph" style:parent-style-name="Table_20_Contents">
      <style:paragraph-properties fo:line-height="115%" fo:text-align="end" style:justify-single-word="false" fo:orphans="0" fo:widows="0"/>
      <style:text-properties style:font-name="Arial" fo:font-size="11pt" fo:background-color="transparent" style:font-size-asian="11pt" style:font-name-complex="Arial1" style:font-size-complex="11pt"/>
    </style:style>
    <style:style style:name="P33" style:family="paragraph" style:parent-style-name="Table_20_Contents">
      <style:paragraph-properties fo:line-height="115%" fo:orphans="0" fo:widows="0"/>
      <style:text-properties style:font-name="Arial" fo:font-size="10pt" style:font-size-asian="10pt" style:font-name-complex="Arial1" style:font-size-complex="10pt"/>
    </style:style>
    <style:style style:name="P34" style:family="paragraph" style:parent-style-name="Table_20_Contents">
      <style:paragraph-properties fo:line-height="115%" fo:text-align="start" style:justify-single-word="false" fo:orphans="0" fo:widows="0"/>
      <style:text-properties style:font-name="Arial" fo:font-size="10pt" style:font-size-asian="10pt" style:font-name-complex="Arial1" style:font-size-complex="10pt"/>
    </style:style>
    <style:style style:name="P35" style:family="paragraph" style:parent-style-name="Table_20_Contents">
      <style:paragraph-properties fo:line-height="115%" fo:text-align="center" style:justify-single-word="false" fo:orphans="0" fo:widows="0"/>
      <style:text-properties style:font-name="Arial" fo:font-size="10pt" officeooo:rsid="0041cb2a" officeooo:paragraph-rsid="0041cb2a" style:font-size-asian="10pt" style:font-name-complex="Arial1" style:font-size-complex="10pt"/>
    </style:style>
    <style:style style:name="P36" style:family="paragraph" style:parent-style-name="LO-normal1">
      <style:paragraph-properties fo:line-height="115%" fo:text-align="justify" style:justify-single-word="false" fo:orphans="0" fo:widows="0"/>
      <style:text-properties fo:color="#0d0d0d" loext:opacity="100%" style:font-name="arial" fo:font-size="11pt" officeooo:paragraph-rsid="001e7900" fo:background-color="#ffffff" style:font-name-asian="Arial1" style:font-size-asian="11pt" style:font-name-complex="Arial1" style:font-size-complex="11pt"/>
    </style:style>
    <style:style style:name="P37" style:family="paragraph" style:parent-style-name="Quote">
      <loext:graphic-properties draw:fill-hatch-name="hatch"/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/>
      <style:text-properties officeooo:paragraph-rsid="0031afb1"/>
    </style:style>
    <style:style style:name="P38" style:family="paragraph" style:parent-style-name="Quote">
      <loext:graphic-properties draw:fill-hatch-name="hatch"/>
      <style:paragraph-properties fo:margin-left="0cm" fo:margin-right="0cm" fo:margin-top="0cm" fo:margin-bottom="0cm" style:contextual-spacing="false" fo:line-height="115%" fo:text-align="justify" style:justify-single-word="false" fo:text-indent="1cm" style:auto-text-indent="false"/>
      <style:text-properties officeooo:paragraph-rsid="0031afb1"/>
    </style:style>
    <style:style style:name="P39" style:family="paragraph" style:parent-style-name="Quote">
      <loext:graphic-properties draw:fill-hatch-name="hatch"/>
      <style:paragraph-properties fo:margin-left="0cm" fo:margin-right="0cm" fo:margin-top="0.3cm" fo:margin-bottom="0cm" style:contextual-spacing="false" fo:line-height="115%" fo:text-align="justify" style:justify-single-word="false" fo:text-indent="1cm" style:auto-text-indent="false"/>
      <style:text-properties officeooo:paragraph-rsid="0031afb1"/>
    </style:style>
    <style:style style:name="P40" style:family="paragraph" style:parent-style-name="Quote">
      <loext:graphic-properties draw:fill-hatch-name="hatch"/>
      <style:paragraph-properties fo:margin-left="0cm" fo:margin-right="0cm" fo:margin-top="0cm" fo:margin-bottom="0cm" style:contextual-spacing="false" fo:line-height="115%" fo:text-align="justify" style:justify-single-word="false" fo:text-indent="1cm" style:auto-text-indent="false"/>
      <style:text-properties officeooo:paragraph-rsid="003f04e8"/>
    </style:style>
    <style:style style:name="P41" style:family="paragraph" style:parent-style-name="Quote">
      <loext:graphic-properties draw:fill-hatch-name="hatch"/>
      <style:paragraph-properties fo:margin-left="0cm" fo:margin-right="0cm" fo:margin-top="0cm" fo:margin-bottom="0cm" style:contextual-spacing="false" fo:line-height="115%" fo:text-align="justify" style:justify-single-word="false" fo:text-indent="1cm" style:auto-text-indent="false"/>
      <style:text-properties officeooo:paragraph-rsid="0040fe67"/>
    </style:style>
    <style:style style:name="P42" style:family="paragraph" style:parent-style-name="Standard">
      <style:paragraph-properties fo:line-height="115%" fo:text-align="start" style:justify-single-word="false"/>
      <style:text-properties officeooo:paragraph-rsid="002890db"/>
    </style:style>
    <style:style style:name="P43" style:family="paragraph" style:parent-style-name="Table_20_Contents">
      <style:paragraph-properties fo:line-height="115%" fo:text-align="start" style:justify-single-word="false"/>
    </style:style>
    <style:style style:name="P44" style:family="paragraph" style:parent-style-name="Table_20_Contents">
      <style:paragraph-properties fo:line-height="115%" fo:orphans="0" fo:widows="0"/>
    </style:style>
    <style:style style:name="P45" style:family="paragraph" style:parent-style-name="Table_20_Contents">
      <style:paragraph-properties fo:line-height="115%" fo:text-align="end" style:justify-single-word="false"/>
    </style:style>
    <style:style style:name="P46" style:family="paragraph" style:parent-style-name="Table_20_Contents">
      <style:paragraph-properties fo:line-height="115%" fo:text-align="center" style:justify-single-word="false"/>
    </style:style>
    <style:style style:name="P47" style:family="paragraph" style:parent-style-name="Table_20_Contents">
      <style:paragraph-properties fo:line-height="115%" fo:orphans="0" fo:widows="0"/>
      <style:text-properties fo:color="#696969" loext:opacity="100%" style:font-name="Arial" fo:font-size="11pt" fo:background-color="transparent" style:font-size-asian="11pt" style:font-name-complex="Arial1" style:font-size-complex="11pt"/>
    </style:style>
    <style:style style:name="P48" style:family="paragraph" style:parent-style-name="Table_20_Contents">
      <style:paragraph-properties fo:line-height="115%" fo:text-align="start" style:justify-single-word="false"/>
      <style:text-properties fo:background-color="transparent"/>
    </style:style>
    <style:style style:name="P49" style:family="paragraph" style:parent-style-name="Table_20_Contents">
      <style:paragraph-properties fo:line-height="115%" fo:text-align="center" style:justify-single-word="false"/>
      <style:text-properties fo:background-color="transparent"/>
    </style:style>
    <style:style style:name="P50" style:family="paragraph" style:parent-style-name="Table_20_Contents">
      <style:paragraph-properties fo:line-height="115%" fo:text-align="start" style:justify-single-word="false"/>
      <style:text-properties fo:background-color="#696969"/>
    </style:style>
    <style:style style:name="P51" style:family="paragraph" style:parent-style-name="Standard">
      <style:paragraph-properties fo:line-height="115%" fo:text-align="justify" style:justify-single-word="false"/>
      <style:text-properties style:font-name="arial" fo:font-size="11pt" officeooo:paragraph-rsid="00524ea4" style:font-size-asian="11pt" style:font-size-complex="11pt"/>
    </style:style>
    <style:style style:name="P52" style:family="paragraph" style:parent-style-name="LO-normal1" style:list-style-name="WWNum2">
      <style:paragraph-properties fo:line-height="115%" fo:text-align="justify" style:justify-single-word="false" fo:orphans="0" fo:widows="0"/>
      <style:text-properties style:font-name="arial" fo:font-size="11pt" officeooo:paragraph-rsid="001e7900" style:font-size-asian="11pt" style:font-size-complex="11pt"/>
    </style:style>
    <style:style style:name="P53" style:family="paragraph" style:parent-style-name="LO-normal1" style:list-style-name="WWNum3">
      <style:paragraph-properties fo:line-height="115%" fo:text-align="justify" style:justify-single-word="false" fo:orphans="0" fo:widows="0"/>
      <style:text-properties style:font-name="arial" fo:font-size="11pt" officeooo:paragraph-rsid="00383541" style:font-size-asian="11pt" style:font-size-complex="11pt"/>
    </style:style>
    <style:style style:name="P54" style:family="paragraph" style:parent-style-name="LO-normal1" style:list-style-name="WWNum3">
      <style:paragraph-properties fo:line-height="115%" fo:text-align="justify" style:justify-single-word="false" fo:orphans="0" fo:widows="0"/>
      <style:text-properties style:font-name="arial" fo:font-size="11pt" officeooo:paragraph-rsid="001e7900" style:font-size-asian="11pt" style:font-size-complex="11pt"/>
    </style:style>
    <style:style style:name="P55" style:family="paragraph" style:parent-style-name="LO-normal1">
      <style:paragraph-properties fo:line-height="115%" fo:text-align="justify" style:justify-single-word="false" fo:orphans="0" fo:widows="0"/>
      <style:text-properties style:font-name="arial" fo:font-size="11pt" officeooo:paragraph-rsid="00549334" style:font-size-asian="11pt" style:font-size-complex="11pt"/>
    </style:style>
    <style:style style:name="P56" style:family="paragraph" style:parent-style-name="LO-normal1">
      <style:paragraph-properties fo:line-height="115%" fo:text-align="justify" style:justify-single-word="false" fo:orphans="0" fo:widows="0"/>
      <style:text-properties style:font-name="arial" fo:font-size="11pt" officeooo:paragraph-rsid="00555b45" style:font-size-asian="11pt" style:font-size-complex="11pt"/>
    </style:style>
    <style:style style:name="P57" style:family="paragraph" style:parent-style-name="LO-normal1" style:list-style-name="WWNum3">
      <style:paragraph-properties fo:line-height="115%" fo:text-align="justify" style:justify-single-word="false" fo:orphans="0" fo:widows="0"/>
      <style:text-properties fo:color="#000000" loext:opacity="100%" style:font-name="arial" fo:font-size="11pt" officeooo:paragraph-rsid="001e7900" style:font-name-asian="Arial1" style:font-size-asian="11pt" style:font-name-complex="Arial1" style:font-size-complex="11pt"/>
    </style:style>
    <style:style style:name="P58" style:family="paragraph" style:parent-style-name="Quote">
      <loext:graphic-properties draw:fill-hatch-name="hatch"/>
      <style:paragraph-properties fo:margin-left="0cm" fo:margin-right="0cm" fo:margin-top="0cm" fo:margin-bottom="0cm" style:contextual-spacing="false" fo:line-height="115%" fo:text-align="justify" style:justify-single-word="false" fo:text-indent="1cm" style:auto-text-indent="false"/>
      <style:text-properties officeooo:paragraph-rsid="0031afb1"/>
    </style:style>
    <style:style style:name="T1" style:family="text">
      <style:text-properties fo:color="#000000" loext:opacity="100%" style:font-name="Arial" fo:font-size="13pt" fo:font-weight="bold" style:font-name-asian="Arial1" style:font-size-asian="13pt" style:font-weight-asian="bold" style:font-name-complex="Arial1" style:font-size-complex="13pt" style:font-weight-complex="bold"/>
    </style:style>
    <style:style style:name="T2" style:family="text">
      <style:text-properties fo:color="#000000" loext:opacity="100%" style:font-name="Arial" fo:font-size="13pt" fo:font-weight="bold" officeooo:rsid="0042606a" style:font-name-asian="Arial1" style:font-size-asian="13pt" style:font-weight-asian="bold" style:font-name-complex="Arial1" style:font-size-complex="13pt" style:font-weight-complex="bold"/>
    </style:style>
    <style:style style:name="T3" style:family="text">
      <style:text-properties fo:color="#000000" loext:opacity="100%" style:font-name="Arial" fo:font-size="13pt" fo:font-style="italic" fo:font-weight="bold" style:font-name-asian="Arial1" style:font-size-asian="13pt" style:font-style-asian="italic" style:font-weight-asian="bold" style:font-name-complex="Arial1" style:font-size-complex="13pt" style:font-style-complex="italic" style:font-weight-complex="bold"/>
    </style:style>
    <style:style style:name="T4" style:family="text">
      <style:text-properties fo:color="#000000" loext:opacity="100%" style:font-name="Arial" fo:font-size="11pt" fo:language="en" fo:country="US" fo:background-color="#ffffff" loext:char-shading-value="0" style:font-name-asian="Arial1" style:font-size-asian="11pt" style:font-name-complex="Arial1" style:font-size-complex="11pt"/>
    </style:style>
    <style:style style:name="T5" style:family="text">
      <style:text-properties fo:color="#000000" loext:opacity="100%" style:font-name="Arial" fo:font-size="11pt" fo:language="en" fo:country="US" style:font-size-asian="11pt" style:font-size-complex="11pt"/>
    </style:style>
    <style:style style:name="T6" style:family="text">
      <style:text-properties fo:color="#000000" loext:opacity="100%" style:font-name="Arial" fo:font-size="11pt" fo:language="en" fo:country="US" style:font-size-asian="11pt" style:font-name-complex="Arial1" style:font-size-complex="11pt"/>
    </style:style>
    <style:style style:name="T7" style:family="text">
      <style:text-properties fo:color="#000000" loext:opacity="100%" style:font-name="Arial" fo:font-size="11pt" fo:language="en" fo:country="US" style:font-size-asian="11pt" style:font-name-complex="Arial1" style:font-size-complex="11pt" style:font-style-complex="italic"/>
    </style:style>
    <style:style style:name="T8" style:family="text">
      <style:text-properties fo:color="#000000" loext:opacity="100%" style:font-name="Arial" fo:font-size="11pt" fo:language="en" fo:country="US" fo:font-style="italic" style:font-size-asian="11pt" style:font-style-asian="italic" style:font-size-complex="11pt"/>
    </style:style>
    <style:style style:name="T9" style:family="text">
      <style:text-properties fo:color="#000000" loext:opacity="100%" style:font-name="Arial" fo:font-size="11pt" fo:language="en" fo:country="US" fo:font-style="italic" style:font-size-asian="11pt" style:font-style-asian="italic" style:font-size-complex="11pt" style:font-style-complex="italic"/>
    </style:style>
    <style:style style:name="T10" style:family="text">
      <style:text-properties fo:color="#000000" loext:opacity="100%" style:font-name="Arial" fo:font-size="11pt" fo:language="en" fo:country="US" fo:font-style="italic" style:font-size-asian="11pt" style:font-size-complex="11pt"/>
    </style:style>
    <style:style style:name="T11" style:family="text">
      <style:text-properties fo:color="#000000" loext:opacity="100%" style:font-name="Arial" fo:font-size="11pt" fo:language="en" fo:country="US" fo:font-style="italic" fo:background-color="#ffffff" loext:char-shading-value="0" style:font-name-asian="Arial1" style:font-size-asian="11pt" style:font-style-asian="italic" style:font-name-complex="Arial1" style:font-size-complex="11pt"/>
    </style:style>
    <style:style style:name="T12" style:family="text">
      <style:text-properties fo:color="#000000" loext:opacity="100%" style:font-name="Arial" fo:font-size="11pt" fo:language="en" fo:country="US" fo:font-style="italic" style:font-name-asian="Arial1" style:font-size-asian="11pt" style:font-style-asian="italic" style:font-name-complex="Arial1" style:font-size-complex="11pt"/>
    </style:style>
    <style:style style:name="T13" style:family="text">
      <style:text-properties fo:color="#000000" loext:opacity="100%" style:font-name="Arial" fo:font-size="11pt" fo:language="en" fo:country="US" style:font-name-asian="Arial1" style:font-size-asian="11pt" style:font-name-complex="Arial1" style:font-size-complex="11pt"/>
    </style:style>
    <style:style style:name="T14" style:family="text">
      <style:text-properties fo:color="#000000" loext:opacity="100%" style:font-name="Arial" fo:font-size="11pt" fo:font-style="italic" fo:background-color="#ffffff" loext:char-shading-value="0" style:font-name-asian="Arial1" style:font-size-asian="11pt" style:font-style-asian="italic" style:font-name-complex="Arial1" style:font-size-complex="11pt"/>
    </style:style>
    <style:style style:name="T15" style:family="text">
      <style:text-properties fo:color="#000000" loext:opacity="100%" style:font-name="Arial" fo:font-size="11pt" fo:font-style="italic" style:font-name-asian="Arial1" style:font-size-asian="11pt" style:font-style-asian="italic" style:font-name-complex="Arial1" style:font-size-complex="11pt"/>
    </style:style>
    <style:style style:name="T16" style:family="text">
      <style:text-properties fo:color="#000000" loext:opacity="100%" style:font-name="Arial" fo:font-size="11pt" fo:background-color="#ffffff" loext:char-shading-value="0" style:font-name-asian="Arial1" style:font-size-asian="11pt" style:font-name-complex="Arial1" style:font-size-complex="11pt"/>
    </style:style>
    <style:style style:name="T17" style:family="text">
      <style:text-properties fo:color="#000000" loext:opacity="100%" style:font-name="Arial" fo:font-size="11pt" style:font-size-asian="11pt" style:font-size-complex="11pt"/>
    </style:style>
    <style:style style:name="T18" style:family="text">
      <style:text-properties fo:color="#000000" loext:opacity="100%" style:font-name="Arial" fo:font-size="11pt" fo:language="pt" fo:country="BR" fo:background-color="#ffffff" loext:char-shading-value="0" style:font-name-asian="Arial1" style:font-size-asian="11pt" style:font-name-complex="Arial1" style:font-size-complex="11pt"/>
    </style:style>
    <style:style style:name="T19" style:family="text">
      <style:text-properties fo:color="#000000" loext:opacity="100%" style:font-name="Arial" fo:font-size="11pt" style:font-name-asian="Arial1" style:font-size-asian="11pt" style:font-name-complex="Arial1" style:font-size-complex="11pt"/>
    </style:style>
    <style:style style:name="T20" style:family="text">
      <style:text-properties fo:color="#000000" loext:opacity="100%" style:font-name-asian="Arial1" style:font-name-complex="Arial1"/>
    </style:style>
    <style:style style:name="T21" style:family="text">
      <style:text-properties fo:color="#000000" loext:opacity="100%" officeooo:rsid="0020b390" style:font-name-asian="Arial1" style:font-name-complex="Arial1"/>
    </style:style>
    <style:style style:name="T22" style:family="text">
      <style:text-properties fo:color="#000000" loext:opacity="100%" officeooo:rsid="001ba0ce" style:font-name-asian="Arial1" style:font-name-complex="Arial1"/>
    </style:style>
    <style:style style:name="T23" style:family="text">
      <style:text-properties fo:color="#000000" loext:opacity="100%" officeooo:rsid="001d1d63" style:font-name-asian="Arial1" style:font-name-complex="Arial1"/>
    </style:style>
    <style:style style:name="T24" style:family="text">
      <style:text-properties fo:color="#000000" loext:opacity="100%" officeooo:rsid="0031afb1" style:font-name-asian="Arial1" style:font-name-complex="Arial1"/>
    </style:style>
    <style:style style:name="T25" style:family="text">
      <style:text-properties fo:color="#000000" loext:opacity="100%" officeooo:rsid="00323827" style:font-name-asian="Arial1" style:font-name-complex="Arial1"/>
    </style:style>
    <style:style style:name="T26" style:family="text">
      <style:text-properties fo:color="#000000" loext:opacity="100%" officeooo:rsid="001e7900" style:font-name-asian="Arial1" style:font-name-complex="Arial1"/>
    </style:style>
    <style:style style:name="T27" style:family="text">
      <style:text-properties fo:color="#000000" loext:opacity="100%" officeooo:rsid="00443c9f" style:font-name-asian="Arial1" style:font-name-complex="Arial1"/>
    </style:style>
    <style:style style:name="T28" style:family="text">
      <style:text-properties fo:color="#000000" loext:opacity="100%" officeooo:rsid="004a6c21" style:font-name-asian="Arial1" style:font-name-complex="Arial1"/>
    </style:style>
    <style:style style:name="T29" style:family="text">
      <style:text-properties fo:color="#000000" loext:opacity="100%" officeooo:rsid="004c2e03" style:font-name-asian="Arial1" style:font-name-complex="Arial1"/>
    </style:style>
    <style:style style:name="T30" style:family="text">
      <style:text-properties fo:color="#000000" loext:opacity="100%" officeooo:rsid="004d13f5" style:font-name-asian="Arial1" style:font-name-complex="Arial1"/>
    </style:style>
    <style:style style:name="T31" style:family="text">
      <style:text-properties fo:color="#000000" loext:opacity="100%" officeooo:rsid="005001f0" style:font-name-asian="Arial1" style:font-name-complex="Arial1"/>
    </style:style>
    <style:style style:name="T32" style:family="text">
      <style:text-properties fo:color="#000000" loext:opacity="100%" officeooo:rsid="0050ffa7" style:font-name-asian="Arial1" style:font-name-complex="Arial1"/>
    </style:style>
    <style:style style:name="T33" style:family="text">
      <style:text-properties fo:color="#000000" loext:opacity="100%" officeooo:rsid="00549334" style:font-name-asian="Arial1" style:font-name-complex="Arial1"/>
    </style:style>
    <style:style style:name="T34" style:family="text">
      <style:text-properties fo:color="#000000" loext:opacity="100%" fo:language="es" fo:country="UY" fo:background-color="#ffffff" loext:char-shading-value="0" style:font-name-asian="Arial1" style:font-name-complex="Arial1"/>
    </style:style>
    <style:style style:name="T35" style:family="text">
      <style:text-properties fo:color="#000000" loext:opacity="100%" fo:font-style="italic" style:font-name-asian="Arial1" style:font-style-asian="italic" style:font-name-complex="Arial1"/>
    </style:style>
    <style:style style:name="T36" style:family="text">
      <style:text-properties fo:color="#000000" loext:opacity="100%" fo:font-style="italic" style:font-name-asian="Arial1" style:font-style-asian="italic" style:font-name-complex="Arial1" style:font-style-complex="italic"/>
    </style:style>
    <style:style style:name="T37" style:family="text">
      <style:text-properties fo:color="#000000" loext:opacity="100%" style:text-underline-style="solid" style:text-underline-width="auto" style:text-underline-color="font-color" style:font-name-asian="Arial1" style:font-name-complex="Arial1"/>
    </style:style>
    <style:style style:name="T38" style:family="text">
      <style:text-properties fo:color="#000000" loext:opacity="100%" fo:language="es" fo:country="ES" officeooo:rsid="00323827" style:letter-kerning="false" style:font-name-asian="Arial1" style:font-name-complex="Arial1"/>
    </style:style>
    <style:style style:name="T39" style:family="text">
      <style:text-properties fo:color="#000000" loext:opacity="100%" fo:language="es" fo:country="ES" officeooo:rsid="001e7900" style:letter-kerning="false" style:font-name-asian="Arial1" style:font-name-complex="Arial1"/>
    </style:style>
    <style:style style:name="T40" style:family="text">
      <style:text-properties fo:color="#000000" loext:opacity="100%" style:font-name="arial" fo:font-size="11pt" style:font-name-asian="Arial1" style:font-size-asian="11pt" style:font-name-complex="Arial1" style:font-size-complex="11pt"/>
    </style:style>
    <style:style style:name="T41" style:family="text">
      <style:text-properties fo:color="#000000" loext:opacity="100%" style:font-name="arial" fo:font-size="11pt" officeooo:rsid="001a21ff" style:font-name-asian="Arial1" style:font-size-asian="11pt" style:font-name-complex="Arial1" style:font-size-complex="11pt"/>
    </style:style>
    <style:style style:name="T42" style:family="text">
      <style:text-properties fo:color="#000000" loext:opacity="100%" style:font-name="arial" fo:font-size="11pt" officeooo:rsid="00273416" style:font-name-asian="Arial1" style:font-size-asian="11pt" style:font-name-complex="Arial1" style:font-size-complex="11pt"/>
    </style:style>
    <style:style style:name="T43" style:family="text">
      <style:text-properties fo:color="#0d0d0d" loext:opacity="100%" fo:font-style="italic" fo:background-color="#ffffff" loext:char-shading-value="0" style:font-name-asian="Arial1" style:font-style-asian="italic" style:font-name-complex="Arial1" style:font-style-complex="italic"/>
    </style:style>
    <style:style style:name="T44" style:family="text">
      <style:text-properties fo:color="#0d0d0d" loext:opacity="100%" fo:font-style="italic" style:text-underline-style="solid" style:text-underline-width="auto" style:text-underline-color="font-color" style:font-name-asian="Arial1" style:font-style-asian="italic" style:font-name-complex="Arial1" style:font-style-complex="italic"/>
    </style:style>
    <style:style style:name="T45" style:family="text">
      <style:text-properties fo:color="#0d0d0d" loext:opacity="100%" fo:background-color="#ffffff" loext:char-shading-value="0" style:font-name-asian="Arial1" style:font-name-complex="Arial1"/>
    </style:style>
    <style:style style:name="T46" style:family="text">
      <style:text-properties fo:color="#0d0d0d" loext:opacity="100%" style:font-name-asian="Arial1" style:font-name-complex="Arial1"/>
    </style:style>
    <style:style style:name="T47" style:family="text">
      <style:text-properties fo:color="#0d0d0d" loext:opacity="100%" officeooo:rsid="00273416" style:font-name-asian="Arial1" style:font-name-complex="Arial1"/>
    </style:style>
    <style:style style:name="T48" style:family="text">
      <style:text-properties fo:color="#0d0d0d" loext:opacity="100%" officeooo:rsid="003437f0" style:font-name-asian="Arial1" style:font-name-complex="Arial1"/>
    </style:style>
    <style:style style:name="T49" style:family="text">
      <style:text-properties fo:color="#0d0d0d" loext:opacity="100%" officeooo:rsid="0034e9a7" style:font-name-asian="Arial1" style:font-name-complex="Arial1"/>
    </style:style>
    <style:style style:name="T50" style:family="text">
      <style:text-properties fo:color="#0d0d0d" loext:opacity="100%" officeooo:rsid="00524ea4" style:font-name-asian="Arial1" style:font-name-complex="Arial1"/>
    </style:style>
    <style:style style:name="T51" style:family="text">
      <style:text-properties fo:color="#0d0d0d" loext:opacity="100%" style:font-name="arial" fo:font-size="11pt" style:font-name-asian="Arial1" style:font-size-asian="11pt" style:font-name-complex="Arial1" style:font-size-complex="11pt"/>
    </style:style>
    <style:style style:name="T52" style:family="text">
      <style:text-properties fo:color="#0d0d0d" loext:opacity="100%" style:font-name="arial" fo:font-size="11pt" fo:background-color="#ffffff" loext:char-shading-value="0" style:font-name-asian="Arial1" style:font-size-asian="11pt" style:font-name-complex="Arial1" style:font-size-complex="11pt"/>
    </style:style>
    <style:style style:name="T53" style:family="text">
      <style:text-properties style:font-name="Arial" fo:font-size="11pt" style:font-size-asian="11pt" style:font-name-complex="Arial1" style:font-size-complex="11pt"/>
    </style:style>
    <style:style style:name="T54" style:family="text">
      <style:text-properties style:font-name="Arial" fo:font-size="11pt" officeooo:rsid="0029ae1f" style:font-size-asian="11pt" style:font-name-complex="Arial1" style:font-size-complex="11pt"/>
    </style:style>
    <style:style style:name="T55" style:family="text">
      <style:text-properties style:font-name="Arial" fo:font-size="11pt" fo:language="en" fo:country="US" style:font-size-asian="11pt" style:font-size-complex="11pt"/>
    </style:style>
    <style:style style:name="T56" style:family="text">
      <style:text-properties style:font-name="Arial" fo:font-size="11pt" fo:language="en" fo:country="US" fo:background-color="#ffffff" loext:char-shading-value="0" style:font-name-asian="Arial1" style:font-size-asian="11pt" style:font-name-complex="Arial1" style:font-size-complex="11pt"/>
    </style:style>
    <style:style style:name="T57" style:family="text">
      <style:text-properties style:font-name="Arial" fo:font-size="11pt" fo:language="en" fo:country="US" fo:font-style="italic" fo:background-color="#ffffff" loext:char-shading-value="0" style:font-name-asian="Arial1" style:font-size-asian="11pt" style:font-style-asian="italic" style:font-name-complex="Arial1" style:font-size-complex="11pt"/>
    </style:style>
    <style:style style:name="T58" style:family="text">
      <style:text-properties fo:color="#c9211e" loext:opacity="100%"/>
    </style:style>
    <style:style style:name="T59" style:family="text">
      <style:text-properties fo:color="#c9211e" loext:opacity="100%" style:font-name-asian="Arial1" style:font-name-complex="Arial1"/>
    </style:style>
    <style:style style:name="T60" style:family="text">
      <style:text-properties officeooo:rsid="002890db"/>
    </style:style>
    <style:style style:name="T61" style:family="text">
      <style:text-properties style:font-name-asian="Arial1" style:font-name-complex="Arial1"/>
    </style:style>
    <style:style style:name="T62" style:family="text">
      <style:text-properties officeooo:rsid="001d1d63" style:font-name-asian="Arial1" style:font-name-complex="Arial1"/>
    </style:style>
    <style:style style:name="T63" style:family="text">
      <style:text-properties fo:font-style="italic" style:font-style-asian="italic" style:font-style-complex="italic"/>
    </style:style>
    <style:style style:name="T64" style:family="text">
      <style:text-properties officeooo:rsid="001e7900"/>
    </style:style>
    <style:style style:name="T65" style:family="text">
      <style:text-properties officeooo:rsid="002e9e27"/>
    </style:style>
    <style:style style:name="T66" style:family="text">
      <style:text-properties officeooo:rsid="0040d719"/>
    </style:style>
    <style:style style:name="T67" style:family="text">
      <style:text-properties officeooo:rsid="0045fa86"/>
    </style:style>
    <style:style style:name="T68" style:family="text">
      <style:text-properties officeooo:rsid="0047caae"/>
    </style:style>
    <style:style style:name="T69" style:family="text">
      <style:text-properties officeooo:rsid="004e3714"/>
    </style:style>
    <style:style style:name="T70" style:family="text">
      <style:text-properties officeooo:rsid="00568c7c"/>
    </style:style>
    <style:style style:name="T71" style:family="text">
      <style:text-properties fo:language="es" fo:country="ES" officeooo:rsid="00568c7c" style:letter-kerning="false" style:font-name-asian="Calibri1" style:font-name-complex="Calibri1"/>
    </style:style>
    <style:style style:name="T72" style:family="text">
      <style:text-properties fo:color="#000000" loext:opacity="100%" fo:font-size="10pt" style:font-size-asian="10pt" style:font-name-complex="Mangal" style:font-size-complex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s/><text:span text:style-name="T1">Estimación del patrón de actividad diari</text:span><text:span text:style-name="T2">a, comportamental</text:span><text:span text:style-name="T1"> e historia de vida del jabalí </text:span><text:span text:style-name="T3">(Sus scrofa) </text:span><text:span text:style-name="T1">en la región norte del Uruguay.</text:span></text:p>
      <text:p text:style-name="P1"/>
      <text:p text:style-name="P10">INTRODUCCIÓN</text:p>
      <text:p text:style-name="P27"><text:span text:style-name="T40">El patrón de actividad <text:s/></text:span><text:span text:style-name="T41">es una atribu</text:span><text:span text:style-name="T42">t</text:span><text:span text:style-name="T41">o </text:span><text:span text:style-name="T42">comportamental </text:span><text:span text:style-name="T41">propio </text:span><text:span text:style-name="T40">de una especi</text:span><text:span text:style-name="T42">e </text:span><text:span text:style-name="T40">que responde a sus ritmos biológicos individuales (Azevedo et al., 2018) y engloba todo comportamiento esencial para la supervivencia, incluyendo la búsqueda de alimento y el ciclo reproductivo (Petterson et al., 1999). Puede estar influenciado por la disponibilidad de alimento (Suselbeek el al., 2014), la competencia interespecífica (Gerber et al., 2012) o la exposición al estrés térmico (Owen-Smith, 1998), entre otros factores (</text:span><office:annotation office:name="__Annotation__770_1666960873" loext:resolved="false"><dc:creator>Noelia Zambra</dc:creator><dc:date>2024-08-23T14:55:00</dc:date><meta:creator-initials>NZ</meta:creator-initials><text:p><text:span text:style-name="T72">No queda bien colocar citas para decir basicamente “etc”. Sugiero agregar los factores que mencionan estos autores, ya que por lo que interpreto serían diferentes a los mencionados.</text:span></text:p></office:annotation><text:span text:style-name="T40">Corbett, 1995; Lewis et al, 2021</text:span><office:annotation-end office:name="__Annotation__770_1666960873"/><text:span text:style-name="T40">). </text:span><text:span text:style-name="T51">En ciertas condiciones, es posible realizar una estimación precisa del patrón de actividad diaria de una especie mediante el uso de datos obtenidos por fototrampeo, siempre y cuando se cuente con tamaños de muestra adecuados (Rowcliffe et al., 2014).</text:span><text:span text:style-name="T52"> Esta metodología no invasiva permite tener acceso a especies de esporádica observación </text:span><text:span text:style-name="T51">(Long et al, 2008; Rowcliffe &amp; Carbone, 2008). </text:span></text:p>
      <text:p text:style-name="P51"><text:span text:style-name="T46">La historia se define como el patrón </text:span><text:span text:style-name="T47">en el que se dan los principales eventos de </text:span><text:span text:style-name="T46"><text:s/>la vida </text:span><text:span text:style-name="T47">de un organismo como el</text:span><text:span text:style-name="T46"> crecimiento, desarrollo y reproducción del mismo (Smith &amp; Smith, 2012). </text:span><text:span text:style-name="T48">Otra definición es la de Begon et al (2006) que menciona que la historia de vida consiste en la variación anidada dentro del ciclo de vida. </text:span><text:span text:style-name="T50">Estas definiciones de historia de vida no definen</text:span><text:span text:style-name="T48"> formalmente en que consiste el ciclo de vida, </text:span><text:span text:style-name="T50">tomaremos la</text:span><text:span text:style-name="T48"> </text:span><text:span text:style-name="T50">definición </text:span><text:span text:style-name="T48">Lincoln et al </text:span><text:span text:style-name="T50">(</text:span><text:span text:style-name="T48">1998)</text:span><text:span text:style-name="T50"> que define a</text:span><text:span text:style-name="T48"> este </text:span><text:span text:style-name="T50">ultimo </text:span><text:span text:style-name="T48">como la secuencia de eventos entre la concepción hasta la muerte del individuo. </text:span><text:span text:style-name="T49">La historia de vida de un individuo</text:span><text:span text:style-name="T46"> esta constituida por rasgos como pueden ser la supervivencia, fecundidad, edad y tamaño a la madurez, inversión reproductiva, ciclo reproductivo, envejecimiento, entre otros (Stearns, 2000; Moreno-Klemming, 2002). </text:span></text:p>
      <text:p text:style-name="P16"><text:span text:style-name="T44">Ecología, etología y distribución del </text:span><office:annotation office:name="__Annotation__816_1666960873" loext:resolved="false"><dc:creator>Noelia Zambra</dc:creator><dc:date>2024-08-23T15:51:00</dc:date><meta:creator-initials>NZ</meta:creator-initials><text:p><text:span text:style-name="T72">Aprovechemos que ya salió el artículo sobre Factores que afectan la distribucion del jabali en Uruguay y pongamos info de esto también.</text:span></text:p></office:annotation><text:span text:style-name="T44">jabalí</text:span><office:annotation-end office:name="__Annotation__816_1666960873"/></text:p>
      <text:p text:style-name="P18"><text:span text:style-name="T20">El jabalí (</text:span><text:span text:style-name="T35">Sus scrofa</text:span><text:span text:style-name="T20">) es un ungulado perteneciente a la familia Suidae, orden Artiodactyla. Esta especie tiene un peso corporal que varía entre 60 y 120 kg (jabalí puro), presenta un poco <text:s/>dimofismo sexual donde las hembras tienen un peso que corresponde, en general, al 80% del peso de los machos (Herrero, 2002). Los machos ademas presentan un engrosamiento de piel en la espalda que funciona como protección en los enfrentamientos y una crin dorsal mas desarrollada (Rosell et al., 2001; Fernandez-Llario., 2006). Se </text:span><text:span text:style-name="T61">distinguen</text:span><text:span text:style-name="T20"> tres tipos de pelaje según la edad del animal: de 0 a 6 meses el pelaje es pardo con rayas amarillas claras fondo (</text:span><text:span text:style-name="T61">jabato</text:span><text:span text:style-name="T20">); de los 6 a los 12 meses presentan un pelaje liso, pardo-rojizo (bermejos), mientras que en individuos de 12 a 18 meses (subadultos) y mayores a 18 meses (adultos) </text:span><text:span text:style-name="T61">predomina el pelaje</text:span><text:span text:style-name="T20"> pardo oscuro (Rosell et al., 2001; </text:span><text:span text:style-name="T27">Herrero 2003</text:span><text:span text:style-name="T20">). Las hembras alcanzan la madurez sexual entre los 8 y 20 meses dependiendo de la disponibilidad de alimento (peso mayor a 30 kg) y la gestación dura entre 112 y 126 días (Mauget, 1972; Fernandez-Llario et al, 2006). El tamaño de camada varía con la disponibilidad de alimento (Fernandez-Llario &amp; Quesada, 1998) y con la pureza del linaje, entre 3-4 crías jabalí en los ejemplares puros y hasta más de 30 crías en el cerdo doméstico (Cromer &amp; Mayer, 2009). Los machos </text:span><text:span text:style-name="T22">una vez pasados los ocho meses </text:span><text:span text:style-name="T23">abandonan el grupo matriarcal para unirse a grupos de machos jovenes</text:span><text:span text:style-name="T20">(Janeus et al, 1988). Una vez que alcanzan el tamaño suficiente y están en condiciones de competir por hembras, adquieren hábito solitario (Romero &amp; Legorreta, 2005). Según Martinez-Rica et al (1981) y Fernandez-Llario et al (1996; 2006) el jabalí es un animal social que presenta dos grandes estructuras grupales: 1) grupos matriarcales dominados por hembras adultas e individuos de menor tamaño con relaciones parentales con las mismas y 2) grupos de machos subadultos independientes. <text:s text:c="207"/>Son animales omnívoros generalistas; más del 85 % de su dieta se compone de materia vegetal y el otro 15 % se compone en mayor medida por hongos, invertebrados, pequeños vertebrados y en menor medida por vertebrados medianos y grandes (Baubet et al., 2004; Shiley &amp; Roper, 2003). Esta especie también se alimenta de cultivos, mostrando preferencia por el maiz (Herrero et al, </text:span><text:soft-page-break/><text:span text:style-name="T20">2006).</text:span></text:p>
      <text:p text:style-name="P55"><text:span text:style-name="T20">El jabalí, </text:span><text:span text:style-name="T61">nativo</text:span><text:span text:style-name="T20"> del continente eurasiático y del norte de África , tiene una distribución geográfica que abarca desde Europa hasta el este de Asía, incluyendo las islas de Japón y Taiwán (Baskin &amp; Danell, 2003). Fue introducido por el hombre en Oceanía y América, siendo actualmente el mamífero con la distribución geográfica más extensa del planeta, ocupando todos los continentes con excepción de la Antártida (Grover &amp; Grubb, 1993). En 1920, fue introducido en el Uruguay por Aron Anchorena al suroeste del departamento de Colonia, los ejemplares provenían de la región del Cáucaso, en el centro de Eurásia (Herrero &amp; De Luco, 2003). A causa de esta introgresión, con fines cinegéticos, llego a expandirse hasta el sur de Brasil, </text:span><text:span text:style-name="T23">en donde este pudo haberse expandido gracias a la presencia del cerdo domestico </text:span><text:span text:style-name="T20">(Pedrosa et al, 2015). <text:s/></text:span><text:span text:style-name="T24">Actualmente los ejemplares </text:span><text:span text:style-name="T25">de jabal</text:span><text:span text:style-name="T38">í en Uruguay </text:span><text:span text:style-name="T24">son producto de la cruza </text:span><text:span text:style-name="T25">de los individuos puros introducidos por Anchorena con el cerdo domestico, según <text:s/>Darroze (1997) </text:span><text:span text:style-name="T33">y </text:span><text:span text:style-name="T25">Herre</text:span><text:span text:style-name="T27">r</text:span><text:span text:style-name="T25">o et al (2003) los jabalies presentan distintos grados de pureza a lo largo del territorio nacional, encontrándose los de mayor pureza en la región suroeste del país.</text:span></text:p>
      <text:p text:style-name="P56"><text:span text:style-name="T61">Los jabalíes presentan múltiples desafíos para la conservación de ecosistemas, </text:span><text:span text:style-name="T62">teniendo consecuencias negativas significativas, </text:span><text:span text:style-name="T61">tanto en su hábitat nativo como en regiones donde han sido introducidos (Solis- Camara et al, 2008; Barios-Garcia &amp; Ballardi, 2012). Estos alteran la estructura y funcionamiento de las comunidades vegetales mediante las osadas y el forrajeo, lo que resulta en una disminución de la cobertura y diversidad vegetal, facilitando la presencia de especies invasoras (Singer et al, 1984; Palvov et al, 1992). Las osadas de los jabalíes impactan negativamente en los procesos ecológicos esenciales, estos afectan la estructura del suelo y los ciclos de nutrientes, contaminan los cursos de agua y redistribuyen la materia orgánica, moviendo la capa de hojarasca del suelo comprometiendo la resiliencia y funcionalidad del ecosistema. (Mitchell et al, 1997; Mitchell et al, 2002). Además, tiene un efecto negativo sobre la fauna nativa, afectando su diversidad y abundancia dada la competencia por recursos, la predación y la destrucción de hábitats (Solís- Camara et al., 2008; Jolley et al., 2010). </text:span></text:p>
      <text:p text:style-name="P11">Los jabalíes también son vectores de diversas enfermedades zoonóticas y patógenos, lo que plantea riesgos para la salud de humanos, ganado y fauna silvestre (de la Fuente et al., 2004). Desde una perspectiva económica, el daño a la agricultura y la silvicultura por parte de los jabalíes incurre en costes significativos para la gestión de recursos y medidas de control (Barios-Garcia &amp; Ballardi, 2012). Adema<text:span text:style-name="T67">s gracias a su capacidad</text:span> de reproducirse con el cerdo doméstico, y que de este entrecruzamiento surgen híbridos con un mayor peso corporal, tolerancia al humano y tamaños de camada mayores que los individuos salvajes puros (Cromer &amp; Mayer, 2009).</text:p>
      <text:p text:style-name="P11">En Uruguay el jabalí fue declarado plaga nacional mediante el Decreto N° 463 de 1982, autorizando su libre caza, transporte, comercialización e industrialización en todo el país. Adicionalmente, el Decreto Nº 096 del año 2004 lo incluyó en la normativa de plagas de la agricultura, dando potestad al Ministerio de Ganadería, Agricultura y Pesca para organizar, supervisar y fiscalizar las acciones de control sobre esta especie (Antuna et al, 2020).</text:p>
      <text:p text:style-name="P11"/>
      <text:p text:style-name="P13">Objetivos General:</text:p>
      <text:list xml:id="list2151937588" text:style-name="WWNum2">
        <text:list-item>
          <text:p text:style-name="P52"><text:span text:style-name="T20">Caracterizar el patrón de actividad y </text:span><office:annotation office:name="__Annotation__1055_1666960873" loext:resolved="false"><dc:creator>Noelia Zambra</dc:creator><dc:date>2024-08-23T16:26:00</dc:date><meta:creator-initials>NZ</meta:creator-initials><text:p><text:span text:style-name="T72">Agregué esta parte de comportamiento porque es fácil de hacer y puede correlacionarse con el patrón de actividad e historia de vida. Es algo diferente.</text:span></text:p></office:annotation><text:span text:style-name="T20">el patrón comportamental </text:span><office:annotation-end office:name="__Annotation__1055_1666960873"/><text:span text:style-name="T20">del jabalí en el norte de Uruguay y generar información básica acerca de la historia de vida de esta especie.</text:span></text:p>
        </text:list-item>
      </text:list>
      <text:p text:style-name="P12"/>
      <text:p text:style-name="P19"><text:span text:style-name="T37">Objetivos específicos:</text:span><text:span text:style-name="T20"> <text:s text:c="4"/></text:span></text:p>
      <text:list xml:id="list2138773820" text:style-name="WWNum3">
        <text:list-item>
          <text:p text:style-name="P53">Registrar los patrones de actividad diaria del jabalí en xxx zonas del norte del Uruguay.</text:p>
        </text:list-item>
        <text:list-item>
          <text:p text:style-name="P57">Identificar las franjas horarias de mayor actividad.</text:p>
        </text:list-item>
        <text:list-item>
          <text:p text:style-name="P54">Describir y clasificar los patrones comportamentales del jabalí por categorías.</text:p>
        </text:list-item>
        <text:list-item>
          <text:p text:style-name="P54"><office:annotation office:name="__Annotation__1088_1666960873" loext:resolved="false"><dc:creator>Noelia Zambra</dc:creator><dc:date>2024-08-23T16:03:00</dc:date><meta:creator-initials>NZ</meta:creator-initials><text:p><text:span text:style-name="T72">No me dos tenta de la diferencia entre estos dos objetivos… el tercero inculye al cuarto..</text:span></text:p></office:annotation>Obtener un patrón de la organización social del jabalí a lo largo del año.</text:p>
        </text:list-item>
        <text:list-item>
          <text:p text:style-name="P54">Obtener información sobre <text:span text:style-name="T70">el ciclo reproductivo del jabal</text:span><text:span text:style-name="T71">í</text:span>.<office:annotation-end office:name="__Annotation__1088_1666960873"/></text:p>
        </text:list-item>
      </text:list>
      <text:p text:style-name="P12"><text:s/></text:p>
      <text:p text:style-name="P14"><text:soft-page-break/>MATERIALES Y MÉTODOS</text:p>
      <text:p text:style-name="P22"><text:span text:style-name="T36">Área de estudio-</text:span><text:span text:style-name="T20"> Se caracteriza por paisaje de pastizales </text:span><text:span text:style-name="T26">interrumpidos </text:span><text:span text:style-name="T20">por galerías de montes ribereños siguiendo los margenes de los ríos muy característico de nuestro país, también se incluirá en este trabajo localidades ubicadas en las Sierras del Oeste y la Isla Cristalina (Evia &amp; Guynas, 2000). Las sierras están formadas por cadenas de cerros alineadas y fusionadas por su base, </text:span><text:span text:style-name="T28">s</text:span><text:span text:style-name="T20">obre estas encontramos bosque serrano, el cual está formado por parches relativamente pequeños con forma más o menos redondeada </text:span><text:span text:style-name="T29">de</text:span><text:span text:style-name="T20"> vegetación arbórea </text:span><text:span text:style-name="T30">y</text:span><text:span text:style-name="T20"> arbustiva <text:s/>(Chebotoroff, 1969). Otra formación boscosa presente en este tipo de ambiente son los bosques de quebrada los cuales se encuentra asociados a un curso de agua, el cual transcurre por una estrecha garganta excavada en la roca. (Escudero, 2004; Ocaño et al, 2018).</text:span></text:p>
      <text:p text:style-name="P20"><text:s text:c="2"/></text:p>
      <text:p text:style-name="P23"><text:span text:style-name="T63">Colecta de datos</text:span>- Este trabajo se basará datos previos colectados en las zonas de <text:span text:style-name="T20">Lunarejo (</text:span><text:span text:style-name="T26">Rivera</text:span><text:span text:style-name="T20">), Sepulturas (</text:span><text:span text:style-name="T26">Artigas</text:span><text:span text:style-name="T20">),</text:span><text:span text:style-name="T59"> </text:span><text:span text:style-name="T20">Amarillo (</text:span><text:span text:style-name="T26">Rivera</text:span><text:span text:style-name="T20">), Paso del Parque del Dayman (</text:span><text:span text:style-name="T26">Paysand</text:span><text:span text:style-name="T39">ú</text:span><text:span text:style-name="T20">) y Corrales (</text:span><text:span text:style-name="T26">Paysand</text:span><text:span text:style-name="T39">ú</text:span><text:span text:style-name="T20">) y nuevos datos a colectarse en </text:span>las localidades de <text:span text:style-name="T64">Rincon de Freitas </text:span><text:s/>y <text:span text:style-name="T65">Paso Cementerio </text:span>los departamentos de Tacuarembó y Salto.<text:span text:style-name="T58"> <text:s text:c="92"/></text:span>Para la colecta de datos se utilizó la técnica de fototrampeo, <text:span text:style-name="T67">se utilizaron cámaras Bushnell Trophy Aggres</text:span><text:span text:style-name="T69">s</text:span><text:span text:style-name="T67">or Low Glow y </text:span><text:span text:style-name="T68">Bushnell </text:span><text:span text:style-name="T67">Prime L20 Low Glow</text:span>. Las cámaras fueron y serán colocadas en regiones con vegetación arbórea, principalmente en bosques serranos y ribereños o parches aislados de vegetación, ubicadas a al menos 1 km de distancia entre sí y a una altura aproximada de 50 cm del suelo. Estas se mantienen activas las 24 horas, programadas para grabar videos de 10 segundos con intervalos de un segundo entre sí.</text:p>
      <text:p text:style-name="P25"/>
      <text:p text:style-name="P19"><text:span text:style-name="T63">Corrección horaria-</text:span> Debido a que los animales sincronizan sus actividades en base a las horas de luz, se realizara la conversión horas “reloj” en horas “sol”, la cual se basa en eventos solares de amanecer, anochecer y cenit (Nouvellet et al, 2012). Ademas esto permite eliminar la variación de las horas de luz a lo largo de año (Vazquez et al, 2019). Para esta conversión se realizaran planillas con fecha y hora de los registros y coordenadas de las localidades, a partir de esta se utilizara función “solartime” (Vazquez et al, 2019) del paquete “activity” (Rowcliffe, 2023) del software libre R 4.1.2 (R Core Team 2021), esta función permite obtener las horas sol en una fecha y coordenadas dadas.</text:p>
      <text:p text:style-name="P36"/>
      <text:p text:style-name="P21"><text:span text:style-name="T43">Patrón de actividad</text:span><text:span text:style-name="T45">- El patrón de actividad diaria se estimará aplicando la función de densidad de kernel, en este caso utilizaremos el kernel de VonMises, el cual es se adapta a datos circulares. Este método asume que cada observación registrada a lo largo de un periodo de 24 horas constituye una muestra aleatoria proveniente de una distribución continua, lo que permite la modelación de la curva de actividad (Ridout &amp; Likie, 2009). Para esta estimación se utilizara la función “vonmises” del paquete scipy.stats (</text:span><text:span text:style-name="T34">Virtanen, 2020)</text:span><text:span text:style-name="T45"> del software libre Python 3.12.4 (Python Software Foundation, 2024). </text:span><text:span text:style-name="T20">Para diferenciar las tendencias de actividad a lo largo del día, se dividirá el día en tres categorías, nocturno (una hora antes del amanecer y después del anochecer), diurno (una hora después del amanecer y antes del anochecer) y crepuscular (periodos una hora antes y después de anochecer y amanecer) ( Gerber et al, 2012; Foster et al, 2013; Wolfson et al, 2023). Los registros </text:span><text:span text:style-name="T21">de las cámaras</text:span><text:span text:style-name="T20"> serán agrupados en cada categoría y contrastados </text:span><text:span text:style-name="T21">contra la </text:span><text:span text:style-name="T20">hipótesis nula </text:span><text:span text:style-name="T21">que indicaría el uso proporcional de cada periodo</text:span><text:span text:style-name="T20"> , 42% diurnos (10 horas), 42% nocturnos (10 horas) y 17% crepusculares (4 horas), mediante una prueba de bondad de chi-cuadrado (Agresti, 2007).</text:span></text:p>
      <text:p text:style-name="P19"/>
      <text:p text:style-name="P17"><text:span text:style-name="T36">Historia de vida- </text:span><text:span text:style-name="T20">A partir de los videos obtenidos, los registros se agruparán en individual o múltiple.</text:span><text:bookmark text:name="__RefMoveTo__move176357542"/><text:span text:style-name="T20"> Los registros múltiples se clasificaran según el </text:span><text:span text:style-name="T31">siguiente criterio</text:span><text:span text:style-name="T20">: grupo de hembras adultas, grupo mixto de adultos, grupo mixto de adultos y subadultos, grupo de hembras adultas y </text:span><text:soft-page-break/><text:span text:style-name="T20">subadultas, grupo de hembras adultas y jabatos, grupo de hembras adultas, subadultas con jabatos y grupo mixto de adultos con jabatos </text:span><text:span text:style-name="T32">(Dardaillon, 1987; Fernandez-Llario, 1996)</text:span><text:span text:style-name="T20"> además se añadirá a la categoría grupo de macho con escudero (individuo subadulto que acompaña). Para determinar patrones a lo largo del año se analizaran la composición y estabilidad de estos grupos por estación. Para determinar si existe variaciones en la composición de los grupos se realizará un análisis de varianza (ANOVA) (Fernandez-Llario et al, 1996).</text:span></text:p>
      <text:p text:style-name="P26"><text:s text:c="2"/>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D" table:number-columns-repeated="2"/>
        <table:table-column table:style-name="Tabla2.H"/>
        <table:table-column table:style-name="Tabla2.D"/>
        <table:table-column table:style-name="Tabla2.C"/>
        <table:table-column table:style-name="Tabla2.E"/>
        <table:table-column table:style-name="Tabla2.H"/>
        <table:table-column table:style-name="Tabla2.M"/>
        <table:table-row table:style-name="Tabla2.1">
          <table:table-cell table:style-name="Tabla2.A1" office:value-type="string">
            <text:p text:style-name="P35">Meses/</text:p>
            <text:p text:style-name="P35">Actividades</text:p>
            <text:p text:style-name="P34"><text:s text:c="6"/></text:p>
          </table:table-cell>
          <table:table-cell table:style-name="Tabla2.A1" office:value-type="string">
            <text:p text:style-name="P28"/>
            <text:p text:style-name="P44"><text:span text:style-name="T53"><text:s text:c="4"/></text:span><text:span text:style-name="T54">1</text:span><text:span text:style-name="T53"> <text:s text:c="6"/></text:span></text:p>
          </table:table-cell>
          <table:table-cell table:style-name="Tabla2.A1" office:value-type="string">
            <text:p text:style-name="P28"/>
            <text:p text:style-name="P44"><text:span text:style-name="T53"><text:s text:c="5"/></text:span><text:span text:style-name="T54">2</text:span><text:span text:style-name="T53"> <text:s text:c="4"/></text:span></text:p>
          </table:table-cell>
          <table:table-cell table:style-name="Tabla2.A1" office:value-type="string">
            <text:p text:style-name="P28"/>
            <text:p text:style-name="P44"><text:span text:style-name="T53"><text:s text:c="5"/></text:span><text:span text:style-name="T54">3</text:span><text:span text:style-name="T53"> <text:s text:c="7"/></text:span></text:p>
          </table:table-cell>
          <table:table-cell table:style-name="Tabla2.A1" office:value-type="string">
            <text:p text:style-name="P28"/>
            <text:p text:style-name="P44"><text:span text:style-name="T53"><text:s text:c="5"/></text:span><text:span text:style-name="T54">4</text:span><text:span text:style-name="T53"> <text:s text:c="6"/></text:span></text:p>
          </table:table-cell>
          <table:table-cell table:style-name="Tabla2.A1" office:value-type="string">
            <text:p text:style-name="P28"/>
            <text:p text:style-name="P29"><text:s text:c="4"/>5 <text:s text:c="7"/></text:p>
          </table:table-cell>
          <table:table-cell table:style-name="Tabla2.A1" office:value-type="string">
            <text:p text:style-name="P24"/>
            <text:p text:style-name="P24"><text:s text:c="5"/><text:span text:style-name="T60">6</text:span> </text:p>
          </table:table-cell>
          <table:table-cell table:style-name="Tabla2.A1" office:value-type="string">
            <text:p text:style-name="P24"/>
            <text:p text:style-name="P24"><text:s text:c="5"/><text:span text:style-name="T60">7</text:span></text:p>
          </table:table-cell>
          <table:table-cell table:style-name="Tabla2.A1" office:value-type="string">
            <text:p text:style-name="P24"/>
            <text:p text:style-name="P24"><text:s text:c="4"/><text:span text:style-name="T60">8</text:span></text:p>
          </table:table-cell>
          <table:table-cell table:style-name="Tabla2.A1" office:value-type="string">
            <text:p text:style-name="P24"/>
            <text:p text:style-name="P24"><text:s text:c="5"/><text:span text:style-name="T60">9</text:span></text:p>
          </table:table-cell>
          <table:table-cell table:style-name="Tabla2.A1" office:value-type="string">
            <text:p text:style-name="P24"/>
            <text:p text:style-name="P24"><text:s text:c="4"/><text:span text:style-name="T60">10</text:span></text:p>
            <text:p text:style-name="P24"><text:s text:c="12"/></text:p>
          </table:table-cell>
          <table:table-cell table:style-name="Tabla2.A1" office:value-type="string">
            <text:p text:style-name="P24"/>
            <text:p text:style-name="P24"><text:s text:c="3"/><text:span text:style-name="T60">11</text:span> <text:s text:c="2"/></text:p>
          </table:table-cell>
          <table:table-cell table:style-name="Tabla2.M1" office:value-type="string">
            <text:p text:style-name="P24"/>
            <text:p text:style-name="P24"><text:s text:c="3"/><text:span text:style-name="T60">12</text:span> </text:p>
          </table:table-cell>
        </table:table-row>
        <table:table-row table:style-name="Tabla2.2">
          <table:table-cell table:style-name="Tabla2.A2" office:value-type="string">
            <text:p text:style-name="P33">Definición del tema y objetivos</text:p>
          </table:table-cell>
          <table:table-cell table:style-name="Tabla2.B2" office:value-type="string">
            <text:p text:style-name="P47"><text:s text:c="2"/></text:p>
            <text:p text:style-name="P47"><text:s text:c="10"/></text:p>
          </table:table-cell>
          <table:table-cell table:style-name="Tabla2.A2" office:value-type="string">
            <text:p text:style-name="P28"/>
          </table:table-cell>
          <table:table-cell table:style-name="Tabla2.A2" office:value-type="string">
            <text:p text:style-name="P28"/>
          </table:table-cell>
          <table:table-cell table:style-name="Tabla2.A2" office:value-type="string">
            <text:p text:style-name="P28"/>
          </table:table-cell>
          <table:table-cell table:style-name="Tabla2.A2" office:value-type="string">
            <text:p text:style-name="P28"><text:s text:c="19"/></text:p>
          </table:table-cell>
          <table:table-cell table:style-name="Tabla2.A2" office:value-type="string">
            <text:p text:style-name="P43"/>
          </table:table-cell>
          <table:table-cell table:style-name="Tabla2.A2" office:value-type="string">
            <text:p text:style-name="P43"/>
          </table:table-cell>
          <table:table-cell table:style-name="Tabla2.A2" office:value-type="string">
            <text:p text:style-name="P43"/>
          </table:table-cell>
          <table:table-cell table:style-name="Tabla2.A2" office:value-type="string">
            <text:p text:style-name="P43"/>
          </table:table-cell>
          <table:table-cell table:style-name="Tabla2.A2" office:value-type="string">
            <text:p text:style-name="P43"/>
          </table:table-cell>
          <table:table-cell table:style-name="Tabla2.A2" office:value-type="string">
            <text:p text:style-name="P43"/>
          </table:table-cell>
          <table:table-cell table:style-name="Tabla2.M2" office:value-type="string">
            <text:p text:style-name="P43"/>
          </table:table-cell>
        </table:table-row>
        <table:table-row table:style-name="Tabla2.3">
          <table:table-cell table:style-name="Tabla2.A2" office:value-type="string">
            <text:p text:style-name="P33">Colecta de datos en campo</text:p>
          </table:table-cell>
          <table:table-cell table:style-name="Tabla2.A2" office:value-type="string">
            <text:p text:style-name="P28"/>
          </table:table-cell>
          <table:table-cell table:style-name="Tabla2.B2" office:value-type="string">
            <text:p text:style-name="P31"><text:s text:c="2"/></text:p>
          </table:table-cell>
          <table:table-cell table:style-name="Tabla2.B2" office:value-type="string">
            <text:p text:style-name="P31"><text:s text:c="2"/></text:p>
          </table:table-cell>
          <table:table-cell table:style-name="Tabla2.B2" office:value-type="string">
            <text:p text:style-name="P31"><text:s text:c="5"/></text:p>
          </table:table-cell>
          <table:table-cell table:style-name="Tabla2.B2" office:value-type="string">
            <text:p text:style-name="P32"><text:s text:c="4"/></text:p>
          </table:table-cell>
          <table:table-cell table:style-name="Tabla2.B2" office:value-type="string">
            <text:p text:style-name="P48"><text:s/></text:p>
          </table:table-cell>
          <table:table-cell table:style-name="Tabla2.B2" office:value-type="string">
            <text:p text:style-name="P48"><text:s/></text:p>
          </table:table-cell>
          <table:table-cell table:style-name="Tabla2.B2" office:value-type="string">
            <text:p text:style-name="P48"/>
            <text:p text:style-name="P49"/>
          </table:table-cell>
          <table:table-cell table:style-name="Tabla2.B2" office:value-type="string">
            <text:p text:style-name="P50"><text:s text:c="27"/></text:p>
            <text:p text:style-name="P50"><text:s text:c="15"/></text:p>
          </table:table-cell>
          <table:table-cell table:style-name="Tabla2.A2" office:value-type="string">
            <text:p text:style-name="P43"/>
          </table:table-cell>
          <table:table-cell table:style-name="Tabla2.A2" office:value-type="string">
            <text:p text:style-name="P43"/>
          </table:table-cell>
          <table:table-cell table:style-name="Tabla2.M3" office:value-type="string">
            <text:p text:style-name="P43"/>
          </table:table-cell>
        </table:table-row>
        <table:table-row table:style-name="Tabla2.4">
          <table:table-cell table:style-name="Tabla2.A2" office:value-type="string">
            <text:p text:style-name="P33">Procesamiento y análisis de datos</text:p>
          </table:table-cell>
          <table:table-cell table:style-name="Tabla2.A2" office:value-type="string">
            <text:p text:style-name="P28"/>
          </table:table-cell>
          <table:table-cell table:style-name="Tabla2.A2" office:value-type="string">
            <text:p text:style-name="P28"/>
          </table:table-cell>
          <table:table-cell table:style-name="Tabla2.A2" office:value-type="string">
            <text:p text:style-name="P28"/>
          </table:table-cell>
          <table:table-cell table:style-name="Tabla2.A2" office:value-type="string">
            <text:p text:style-name="P28"/>
          </table:table-cell>
          <table:table-cell table:style-name="Tabla2.A2" office:value-type="string">
            <text:p text:style-name="P28"/>
          </table:table-cell>
          <table:table-cell table:style-name="Tabla2.A2" office:value-type="string">
            <text:p text:style-name="P43"/>
          </table:table-cell>
          <table:table-cell table:style-name="Tabla2.B2" office:value-type="string">
            <text:p text:style-name="P45"><text:s/></text:p>
          </table:table-cell>
          <table:table-cell table:style-name="Tabla2.B2" office:value-type="string">
            <text:p text:style-name="P43"/>
          </table:table-cell>
          <table:table-cell table:style-name="Tabla2.B2" office:value-type="string">
            <text:p text:style-name="P43"><text:s/></text:p>
            <text:p text:style-name="P46"/>
          </table:table-cell>
          <table:table-cell table:style-name="Tabla2.B2" office:value-type="string">
            <text:p text:style-name="P43"/>
          </table:table-cell>
          <table:table-cell table:style-name="Tabla2.A2" office:value-type="string">
            <text:p text:style-name="P43"/>
          </table:table-cell>
          <table:table-cell table:style-name="Tabla2.M4" office:value-type="string">
            <text:p text:style-name="P43"/>
          </table:table-cell>
        </table:table-row>
        <table:table-row table:style-name="Tabla2.5">
          <table:table-cell table:style-name="Tabla2.A2" office:value-type="string">
            <text:p text:style-name="P33">Interpretación de resultados</text:p>
          </table:table-cell>
          <table:table-cell table:style-name="Tabla2.A2" office:value-type="string">
            <text:p text:style-name="P28"/>
          </table:table-cell>
          <table:table-cell table:style-name="Tabla2.A2" office:value-type="string">
            <text:p text:style-name="P28"/>
          </table:table-cell>
          <table:table-cell table:style-name="Tabla2.A2" office:value-type="string">
            <text:p text:style-name="P30"><text:s text:c="8"/></text:p>
          </table:table-cell>
          <table:table-cell table:style-name="Tabla2.A2" office:value-type="string">
            <text:p text:style-name="P28"><text:s/></text:p>
          </table:table-cell>
          <table:table-cell table:style-name="Tabla2.A2" office:value-type="string">
            <text:p text:style-name="P28"/>
          </table:table-cell>
          <table:table-cell table:style-name="Tabla2.A2" office:value-type="string">
            <text:p text:style-name="P43"/>
          </table:table-cell>
          <table:table-cell table:style-name="Tabla2.A2" office:value-type="string">
            <text:p text:style-name="P43"/>
          </table:table-cell>
          <table:table-cell table:style-name="Tabla2.A2" office:value-type="string">
            <text:p text:style-name="P43"/>
          </table:table-cell>
          <table:table-cell table:style-name="Tabla2.B2" office:value-type="string">
            <text:p text:style-name="P43"/>
          </table:table-cell>
          <table:table-cell table:style-name="Tabla2.B2" office:value-type="string">
            <text:p text:style-name="P43"><text:s text:c="2"/></text:p>
          </table:table-cell>
          <table:table-cell table:style-name="Tabla2.B2" office:value-type="string">
            <text:p text:style-name="P43"/>
          </table:table-cell>
          <table:table-cell table:style-name="Tabla2.M5" office:value-type="string">
            <text:p text:style-name="P43"/>
          </table:table-cell>
        </table:table-row>
        <table:table-row table:style-name="Tabla2.6">
          <table:table-cell table:style-name="Tabla2.A2" office:value-type="string">
            <text:p text:style-name="P33">Redacción de tesina</text:p>
          </table:table-cell>
          <table:table-cell table:style-name="Tabla2.A2" office:value-type="string">
            <text:p text:style-name="P28"/>
          </table:table-cell>
          <table:table-cell table:style-name="Tabla2.A2" office:value-type="string">
            <text:p text:style-name="P28"/>
          </table:table-cell>
          <table:table-cell table:style-name="Tabla2.B2" office:value-type="string">
            <text:p text:style-name="P28"><text:s text:c="10"/></text:p>
          </table:table-cell>
          <table:table-cell table:style-name="Tabla2.B2" office:value-type="string">
            <text:p text:style-name="P28"/>
          </table:table-cell>
          <table:table-cell table:style-name="Tabla2.B2" office:value-type="string">
            <text:p text:style-name="P28"/>
          </table:table-cell>
          <table:table-cell table:style-name="Tabla2.B2" office:value-type="string">
            <text:p text:style-name="P43"/>
          </table:table-cell>
          <table:table-cell table:style-name="Tabla2.B2" office:value-type="string">
            <text:p text:style-name="P43"/>
          </table:table-cell>
          <table:table-cell table:style-name="Tabla2.B2" office:value-type="string">
            <text:p text:style-name="P43"/>
          </table:table-cell>
          <table:table-cell table:style-name="Tabla2.B2" office:value-type="string">
            <text:p text:style-name="P43"/>
          </table:table-cell>
          <table:table-cell table:style-name="Tabla2.B2" office:value-type="string">
            <text:p text:style-name="P43"/>
          </table:table-cell>
          <table:table-cell table:style-name="Tabla2.B2" office:value-type="string">
            <text:p text:style-name="P43"/>
          </table:table-cell>
          <table:table-cell table:style-name="Tabla2.M6" office:value-type="string">
            <text:p text:style-name="P43"/>
          </table:table-cell>
        </table:table-row>
        <table:table-row table:style-name="Tabla2.7">
          <table:table-cell table:style-name="Tabla2.A2" office:value-type="string">
            <text:p text:style-name="P33">Defensa final</text:p>
          </table:table-cell>
          <table:table-cell table:style-name="Tabla2.A2" office:value-type="string">
            <text:p text:style-name="P28"/>
          </table:table-cell>
          <table:table-cell table:style-name="Tabla2.A2" office:value-type="string">
            <text:p text:style-name="P28"/>
          </table:table-cell>
          <table:table-cell table:style-name="Tabla2.A2" office:value-type="string">
            <text:p text:style-name="P28"/>
          </table:table-cell>
          <table:table-cell table:style-name="Tabla2.A2" office:value-type="string">
            <text:p text:style-name="P28"/>
          </table:table-cell>
          <table:table-cell table:style-name="Tabla2.A2" office:value-type="string">
            <text:p text:style-name="P28"><text:s/></text:p>
          </table:table-cell>
          <table:table-cell table:style-name="Tabla2.A2" office:value-type="string">
            <text:p text:style-name="P43"/>
          </table:table-cell>
          <table:table-cell table:style-name="Tabla2.A2" office:value-type="string">
            <text:p text:style-name="P43"/>
          </table:table-cell>
          <table:table-cell table:style-name="Tabla2.A2" office:value-type="string">
            <text:p text:style-name="P43"/>
          </table:table-cell>
          <table:table-cell table:style-name="Tabla2.A2" office:value-type="string">
            <text:p text:style-name="P43"/>
          </table:table-cell>
          <table:table-cell table:style-name="Tabla2.A2" office:value-type="string">
            <text:p text:style-name="P43"/>
          </table:table-cell>
          <table:table-cell table:style-name="Tabla2.A2" office:value-type="string">
            <text:p text:style-name="P43"/>
          </table:table-cell>
          <table:table-cell table:style-name="Tabla2.M7" office:value-type="string">
            <text:p text:style-name="P43"/>
          </table:table-cell>
        </table:table-row>
      </table:table>
      <text:p text:style-name="P42"><text:s text:c="2"/></text:p>
      <text:p text:style-name="P9">REFERENCIAS BIBLIOGRÁFICAS.</text:p>
      <text:p text:style-name="P39"><text:span text:style-name="T16">Agresti, A. 2007. Introducción al análisis de datos categóricos, 2a ed. </text:span><text:span text:style-name="T4">Hoboken, NJ: John Wiley and Sons. </text:span></text:p>
      <text:p text:style-name="P38"><text:span text:style-name="T4">Altuna, M., Mirazo, S., Castro, G., &amp; Prigioni, C. (2020). </text:span><text:span text:style-name="T16">Vigilancia sanitaria y control de jabalíes. </text:span><text:span text:style-name="T14">Plan Agropecuario</text:span><text:span text:style-name="T16">, </text:span><text:span text:style-name="T14">176</text:span><text:span text:style-name="T16">, 34-37.</text:span></text:p>
      <text:p text:style-name="P38"><text:span text:style-name="T17">Azevedo, F. C., Lemos, F. G., Freitas‐Junior, M. C., Rocha, D. G., &amp; Azevedo, F. C. C. (2018). </text:span><text:span text:style-name="T5">Puma activity patterns and temporal overlap with prey in a human‐modified landscape at Southeastern Brazil. </text:span><text:span text:style-name="T9">Journal of Zoology</text:span><text:span text:style-name="T5">, 305(4), 246-255.</text:span></text:p>
      <text:p text:style-name="P38"><text:span text:style-name="T6">Baskin, L., &amp; Danell, K. (2003). </text:span><text:span text:style-name="T7">Ecology of ungulates: a handbook of species in Eastern Europe and Northern and Central Asia</text:span><text:span text:style-name="T6">. Springer Science &amp; Business Media.</text:span></text:p>
      <text:p text:style-name="P38"><text:span text:style-name="T4">Barrios-Garcia, M. N., &amp; Ballari, S. A. (2012). Impact of wild boar (Sus scrofa) in its introduced and native range: a review. </text:span><text:span text:style-name="T11">Biological invasions</text:span><text:span text:style-name="T4">, </text:span><text:span text:style-name="T11">14</text:span><text:span text:style-name="T4">, 2283-2300.</text:span></text:p>
      <text:p text:style-name="P38"><text:span text:style-name="T4">Baubet, E. R. I. C., Bonenfant, C., &amp; Brandt, S. E. R. G. E. (2004). Diet of the wild boar in the French Alps. </text:span><text:span text:style-name="T11">Galemys</text:span><text:span text:style-name="T4">, </text:span><text:span text:style-name="T11">16</text:span><text:span text:style-name="T4">(1), 101-113.</text:span></text:p>
      <text:p text:style-name="P37"><text:span text:style-name="T4"><text:s text:c="9"/></text:span><text:span text:style-name="T16">Chebataroff Cazachenko, J. (1969). Relieve y costas (No. 551.43 (899) CHE).</text:span></text:p>
      <text:p text:style-name="P38"><text:span text:style-name="T4">Corbett, L. (1995). Does Dingo Predation or Buffalo Competition Regulate Feral Pig Populations in the Australian Wet-Dry Tropics? An Experimental Study. </text:span><text:span text:style-name="T11">Wildlife Research</text:span><text:span text:style-name="T4">, </text:span><text:span text:style-name="T11">22</text:span><text:span text:style-name="T4">(1), 65-74. </text:span></text:p>
      <text:p text:style-name="P38"><text:span text:style-name="T5">Comer, C. E., &amp; Mayer, J. J. (2009). Wild pig reproductive biology. </text:span><text:span text:style-name="T8">Wild pigs: biology, damage, control techniques, and management</text:span><text:span text:style-name="T5">, 51-75.</text:span></text:p>
      <text:p text:style-name="P38"><text:soft-page-break/><text:span text:style-name="T5">Dardaillon, M., &amp; Beugnon, G. (1987). The influence of some environmental characteristics on the movements of wild boar Sus scrofa. </text:span><text:span text:style-name="T10">Biology of Behaviour (France)</text:span><text:span text:style-name="T5">, </text:span><text:span text:style-name="T10">12</text:span><text:span text:style-name="T5">(2).</text:span></text:p>
      <text:p text:style-name="P41">Darroze, S. (1997). TCP/URU/6713 A<text:span text:style-name="T66">poyo a la identificación de una estrategia para el control del jabalí en el Uruguay</text:span>. Montpellier : CIRAD-EMVT, 45 p. N° de rapport : n°97037<text:span text:style-name="T66"> <text:s text:c="76"/></text:span><text:s text:c="6"/></text:p>
      <text:p text:style-name="P5">Escudero, A. R. (2004). INFORME DE CONSULTORÍA Subcomponente Bosque nativo.</text:p>
      <text:p text:style-name="P5">Evia, G. &amp; Gudynas, E. (2000). Ecología del paisaje en Uruguay: aportes para la conservación de la diversidad biológica.(No. 504.06 (899) EVI).</text:p>
      <text:p text:style-name="P38"><text:span text:style-name="T16">Fernández-Llario, P., Carranza, J., &amp; De Trucios, S. H. (1996). </text:span><text:span text:style-name="T4">Social organization of the wild boar (Sus scrofa) in Doñana National Park. </text:span><text:span text:style-name="T14">Miscel· lània Zoològica</text:span><text:span text:style-name="T16">, 9-18.</text:span></text:p>
      <text:p text:style-name="P38"><text:span text:style-name="T16">Fernández-Llario, P., Salvador, A., &amp; Luque-Larena, J. J. (2006). Enciclopedia Virtual de los Vertebrados Españoles. </text:span><text:span text:style-name="T14">Editores Carrascal LM, Salvador A. Museo de Ciencias Naturales, Madrid</text:span></text:p>
      <text:p text:style-name="P38"><text:span text:style-name="T17">Fernández-Llario, P., &amp; Mateos-Quesada, P. (1998). </text:span><text:span text:style-name="T5">Body size and reproductive parameters in the wild boar Sus scrofa. Acta Theriologica, 43(4), 439-444.</text:span></text:p>
      <text:p text:style-name="P38"><text:span text:style-name="T18">Foster, V. C., Sarmento, P., Sollmann, R., Tôrres, N., Jácomo, A. T., Negrões, N. &amp; Silveira. </text:span><text:span text:style-name="T4">L. (2013). Jaguar and puma activity patterns and predator‐prey interactions in four Brazilian biomes. </text:span><text:span text:style-name="T11">Biotropica</text:span><text:span text:style-name="T4">, </text:span><text:span text:style-name="T11">45</text:span><text:span text:style-name="T4">(3), 373-379.</text:span></text:p>
      <text:p text:style-name="P38"><text:span text:style-name="T4">Gerber, B. D., Karpanty, S. M., &amp; Randrianantenaina, J. (2012). Activity patterns of carnivores in the rain forests of Madagascar: implications for species coexistence. </text:span><text:span text:style-name="T11">Journal of Mammalogy</text:span><text:span text:style-name="T4">, </text:span><text:span text:style-name="T11">93</text:span><text:span text:style-name="T4">(3), 667-676.</text:span></text:p>
      <text:p text:style-name="P38"><text:span text:style-name="T4">Groves, C. P., &amp; Grubb, P. (1993). The suborder suiformes. </text:span><text:span text:style-name="T11">Pigs, peccaries, and hippos: status survey and conservation action plan (Ed. </text:span><text:span text:style-name="T14">WLR Oliver). IUCN, Gland, Switzerland</text:span><text:span text:style-name="T16">.</text:span></text:p>
      <text:p text:style-name="P5">Herrero J.C. (2002). Adaptación funcional del jabalí (sus scrofa l.) A un ecosistema forestal y a un sistema agrario intensivo en Aragón (Doctoral dissertation, Universidad Complutense de Madrid).</text:p>
      <text:p text:style-name="P38"><text:span text:style-name="T16">Herrero J.C., García-Serrano A., Couto S., Ortuño, V. M., &amp; García-González, R. (2006). </text:span><text:span text:style-name="T4">Diet of wild boar Sus scrofa L. and crop damage in an intensive agroecosystem. </text:span><text:span text:style-name="T11">European Journal of Wildlife Research</text:span><text:span text:style-name="T4">, </text:span><text:span text:style-name="T11">52</text:span><text:span text:style-name="T4">, 245-250.</text:span></text:p>
      <text:p text:style-name="P38"><text:span text:style-name="T4">Herrero J.C. &amp; De Luco D. F. (2003). Wild boars (Sus scrofa L.) in Uruguay: scavengers or predators? </text:span><text:span text:style-name="T11">Mammalia</text:span><text:span text:style-name="T4">, </text:span><text:span text:style-name="T11">67</text:span><text:span text:style-name="T4">(4), 485-492.</text:span></text:p>
      <text:p text:style-name="P6">Janeu, G., M. Dardaillon &amp; F. Spitz <text:s/>(1988). Influence de la mortalité précoce des femelles surl’ organisation sociale du sanglier (Sus scrofa). Cahiers d’Ethologie Appliquée, 8 (3): 429-436.</text:p>
      <text:p text:style-name="P38"><text:span text:style-name="T4">Jolley, D. B., Ditchkoff, S. S., Sparklin, B. D., Hanson, L. B., Mitchell, M. S., &amp; Grand, J. B. (2010). Estimate of herpetofauna depredation by a population of wild pigs. </text:span><text:span text:style-name="T11">Journal of Mammalogy</text:span><text:span text:style-name="T4">, </text:span><text:span text:style-name="T11">91</text:span><text:span text:style-name="T4">(2), 519-524.</text:span></text:p>
      <text:p text:style-name="P38"><text:span text:style-name="T4">Lewis, J. S., Spaulding, S., Swanson, H., Keeley, W., Gramza, A. R., VandeWoude, S., &amp; Crooks, K. R. (2021). Human activity influences wildlife populations and activity patterns: implications for spatial and temporal refuges. </text:span><text:span text:style-name="T14">Ecosphere</text:span><text:span text:style-name="T16">, </text:span><text:span text:style-name="T14">12</text:span><text:span text:style-name="T16">(5), e03487.</text:span></text:p>
      <text:p text:style-name="P3">Martínez-Rica <text:s/>J.P.P.C.P.B.E. Nuevos <text:s/>datos <text:s/>sobre <text:s/>la conducta <text:s/>social <text:s/>del <text:s/>jabalí <text:s/>en condiciones <text:s/>de semilibertad. Publicaciones Centro Pirenaico de Biología Experimental. 12, 19-54. 1981.</text:p>
      <text:p text:style-name="P38"><text:span text:style-name="T17">Mauget R. observations sur la reproduction du sanglier (Sus scrofa L) i l ’etat sauvage. </text:span><text:span text:style-name="T5">Annales de biologie animale, biochimie, biophysique, 1972, 12 (2), pp.195-202. _x005F_xffff_hal-00896706</text:span></text:p>
      <text:p text:style-name="P38"><text:span text:style-name="T13"><text:s/>Mitchell, J., &amp; Mayer, R. (1997). Diggings by feral pigs within the Wet Tropics World Heritage Area of north Queensland. </text:span><text:span text:style-name="T12">Wildlife Research</text:span><text:span text:style-name="T13">, </text:span><text:span text:style-name="T12">24</text:span><text:span text:style-name="T13">(5), 591-601.</text:span></text:p>
      <text:p text:style-name="P7">Mitchell, J. L. (2002). Ecology and management of feral pigs (Sus scrofa) in rainforests (Doctoral dissertation, James Cook University).</text:p>
      <text:p text:style-name="P38"><text:span text:style-name="T19">Moreno-Klemming, J. (2002). La evolución de estrategias vitales. In </text:span><text:span text:style-name="T15">Evolución: la base de la biología</text:span><text:span text:style-name="T19"> (pp. 159-176). Proyecto Sur.</text:span></text:p>
      <text:p text:style-name="P5"><text:soft-page-break/>Ocaño, C., Boffano, A., Escudero, P., Garrido, J., &amp; Balero, R. (2018). Actualización del Manual de manejo de bosque nativo en Uruguay.</text:p>
      <text:p text:style-name="P38"><text:span text:style-name="T4">Owen‐Smith, N. (1998). How high ambient temperature affects the daily activity and foraging time of a subtropical ungulate, the greater kudu (Tragelaphus strepsiceros). </text:span><text:span text:style-name="T11">Journal of Zoology</text:span><text:span text:style-name="T4">, </text:span><text:span text:style-name="T11">246</text:span><text:span text:style-name="T4">(2), 183-192</text:span></text:p>
      <text:p text:style-name="P38"><text:span text:style-name="T13">Pavlov, P. M., Crome, F. H. J., &amp; Moore, L. A. (1992). Feral pigs, rainforest conservation and exotic disease in north Queensland. </text:span><text:span text:style-name="T12">Wildlife Research</text:span><text:span text:style-name="T13">, </text:span><text:span text:style-name="T12">19</text:span><text:span text:style-name="T13">(2), 179-193.</text:span></text:p>
      <text:p text:style-name="P38"><text:span text:style-name="T18">Pedrosa, F., Salerno, R., Padilha, F. V. B., &amp; Galetti, M. (2015). </text:span><text:span text:style-name="T4">Current distribution of invasive feral pigs in Brazil: economic impacts and ecological uncertainty. </text:span><text:span text:style-name="T11">Perspectives in ecology and conservation</text:span><text:span text:style-name="T4">.</text:span></text:p>
      <text:p text:style-name="P38"><text:span text:style-name="T4">Ridout, M. S., &amp; Linkie, M. (2009). Estimating overlap of daily activity patterns from camera trap data. </text:span><text:span text:style-name="T11">Journal of agricultural, biological, and environmental statistics</text:span><text:span text:style-name="T4">, </text:span><text:span text:style-name="T11">14</text:span><text:span text:style-name="T4">, 322-337.</text:span></text:p>
      <text:p text:style-name="P38"><text:span text:style-name="T5">Romero, J. Á., &amp; Legorreta, R. A. M. (2005). </text:span><text:span text:style-name="T17">Sus scrofa (doméstica) Linnaeus, 1758.</text:span></text:p>
      <text:p text:style-name="P38"><text:span text:style-name="T16">Rosell, C., Fernández-Llario, P., &amp; Herrero, J. (2001). El jabalí (Sus scrofa LINNAEUS, 1758). </text:span><text:span text:style-name="T11">Galemys</text:span><text:span text:style-name="T4">, </text:span><text:span text:style-name="T11">13</text:span><text:span text:style-name="T4">(2), 1-25.</text:span></text:p>
      <text:p text:style-name="P38"><text:span text:style-name="T4">Rowcliffe, J. M., &amp; Carbone, C. (2008). Surveys using camera traps: are we looking to a brighter future?. </text:span><text:span text:style-name="T11">Animal conservation</text:span><text:span text:style-name="T4">, </text:span><text:span text:style-name="T11">11</text:span><text:span text:style-name="T4">(3)</text:span></text:p>
      <text:p text:style-name="P38"><text:span text:style-name="T4">Rowcliffe, J. M., Kays, R., Kranstauber, B., Carbone, C., &amp; Jansen, P. A. (2014). Quantifying levels of animal activity using camera trap data. </text:span><text:span text:style-name="T11">Methods in ecology and evolution</text:span><text:span text:style-name="T4">, </text:span><text:span text:style-name="T11">5</text:span><text:span text:style-name="T4">(11), 1170-1179.</text:span></text:p>
      <text:p text:style-name="P38"><text:span text:style-name="T56">Rowcliffe, J.M., (2023). activity: Animal Activity Statistics. R package</text:span><text:span text:style-name="T55">version 1.3.4. https://CRAN.R-project.org/package=activity</text:span></text:p>
      <text:p text:style-name="P38"><text:span text:style-name="T56">Schley, L., &amp; Roper, T. J. (2003). Diet of wild boar Sus scrofa in Western Europe, with particular reference to consumption of agricultural crops. </text:span><text:span text:style-name="T57">Mammal review</text:span><text:span text:style-name="T56">, </text:span><text:span text:style-name="T57">33</text:span><text:span text:style-name="T56">(1), 43-56.</text:span></text:p>
      <text:p text:style-name="P38"><text:span text:style-name="T4">Singer, F. J., Swank, W. T., &amp; Clebsch, E. E. (1984). Effects of wild pig rooting in a deciduous forest. </text:span><text:span text:style-name="T11">The Journal of wildlife management</text:span><text:span text:style-name="T4">, 464-473.</text:span></text:p>
      <text:p text:style-name="P6">Smith, T.M., Smith, R.L. 2012. Elements of Ecology. Eighth Edition, Pearson Education, Inc., Glenview, IL, USA. 612 pp.</text:p>
      <text:p text:style-name="P38"><text:span text:style-name="T5">Stearns, S.C. 2000. Life history evolution: successes, limitations, and prospects. </text:span><text:span text:style-name="T17">Naturwissenschaften 87(11): 476-486.</text:span></text:p>
      <text:p text:style-name="P38"><text:span text:style-name="T16">Solís-Cámara AB, Arnaud-Franco G, Álvarez-Cárdenas S, Galina-Tessaro P, Montes-Sánchez JJ. Evaluación de la población de cerdos asilvestrados (Sus scrofa) y su impacto en la Reserva de la Biosfera Sierra La Laguna, Baja California Sur, México. </text:span><text:span text:style-name="T11">Tropical Conservation Science</text:span><text:span text:style-name="T4">. 2009;2(2):173-188. doi:</text:span><text:a xlink:type="simple" xlink:href="https://doi.org/10.1177/194008290900200205" text:style-name="Internet_20_link" text:visited-style-name="Visited_20_Internet_20_Link"><text:span text:style-name="Internet_20_link"><text:span text:style-name="T4">10.1177/194008290900200205</text:span></text:span></text:a></text:p>
      <text:p text:style-name="P40"><text:span text:style-name="T4">Suselbeek, L., Emsens, W. J., Hirsch, B. T., Kays, R., Rowcliffe, J. M., Zamora-Gutierrez, V., &amp; Jansen, P. A. (2014). Food acquisition and predator avoidance in a Neotropical rodent. </text:span><text:span text:style-name="T11">Animal Behaviour</text:span><text:span text:style-name="T4">, </text:span><text:span text:style-name="T11">88</text:span><text:span text:style-name="T4">, 41-48.</text:span></text:p>
      <text:p text:style-name="P40"><text:span text:style-name="T4">Vazquez, C., Rowcliffe, J. M., Spoelstra, K., &amp; Jansen, P. A. (2019). Comparing diel activity patterns of wildlife across latitudes and seasons: Time transformations using day length. </text:span><text:span text:style-name="T11">Methods in Ecology and Evolution</text:span><text:span text:style-name="T4">, </text:span><text:span text:style-name="T11">10</text:span><text:span text:style-name="T4">(12), 2057-2066.</text:span></text:p>
      <text:p text:style-name="P8">Virtanen, P., Gommers, R., Oliphant, T. E., Haberland, M., Reddy, T., Cournapeau, D., ... &amp; van der Walt, S. J. (2020). SciPy 1.0: Fundamental algorithms for scientific computing in Python. Nature Methods, 17(3), 261-272.</text:p>
      <text:p text:style-name="P38"><text:span text:style-name="T4">Wolfson, D. W., Schlichting, P. E., Boughton, R. K., Miller, R. S., VerCauteren, K. C., &amp; Lewis, J. S. (2023). Comparison of daily activity patterns across seasons using GPS telemetry and camera trap data for a widespread mammal. </text:span><text:span text:style-name="T14">Ecosphere</text:span><text:span text:style-name="T16">, </text:span><text:span text:style-name="T14">14</text:span><text:span text:style-name="T16">(12), e4728.</text:span></text:p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4"><text:s text:c="7"/>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system" style:font-pitch="variable"/>
    <style:font-face style:name="OpenSymbol1" svg:font-family="OpenSymbol" style:font-adornments="Regular" style:font-pitch="variable" style:font-charset="x-symbol"/>
    <style:font-face style:name="Symbol" svg:font-family="Symbol" style:font-charset="x-symbol"/>
    <style:font-face style:name="Symbol1" svg:font-family="Symbol" style:font-family-generic="system" style:font-pitch="variable"/>
    <style:font-face style:name="arial" svg:font-family="arial" style:font-family-generic="swiss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UY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UY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O-normal1" style:family="paragraph">
      <style:paragraph-properties fo:margin-top="0cm" fo:margin-bottom="0cm" style:contextual-spacing="false" fo:text-align="start" style:justify-single-word="false" fo:orphans="2" fo:widows="2" fo:hyphenation-ladder-count="no-limit" style:punctuation-wrap="hanging" style:writing-mode="lr-tb"/>
      <style:text-properties style:font-name="Calibri" fo:font-family="Calibri" style:font-family-generic="roman" style:font-pitch="variable" fo:font-size="11pt" fo:language="es" fo:country="ES" style:letter-kerning="false" style:font-name-asian="Calibri1" style:font-family-asian="Calibri" style:font-family-generic-asian="system" style:font-pitch-asian="variable" style:font-size-asian="11pt" style:font-name-complex="Calibri1" style:font-family-complex="Calibri" style:font-family-generic-complex="system" style:font-pitch-complex="variable" style:font-size-complex="11pt" fo:hyphenate="fals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e" style:family="paragraph" style:parent-style-name="Standard">
      <style:paragraph-properties fo:margin-left="1cm" fo:margin-right="1cm" fo:margin-top="0cm" fo:margin-bottom="0.499cm" style:contextual-spacing="false" fo:text-indent="0cm" style:auto-text-indent="false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OpenSymbol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OpenSymbol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OpenSymbol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Symbol1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OpenSymbol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Symbol1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OpenSymbol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Symbol1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OpenSymbol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" style:font-family-complex="OpenSymbol" style:font-family-generic-complex="system" style:font-pitch-complex="variable"/>
    </style:style>
    <style:style style:name="Default_20_Paragraph_20_Font" style:display-name="Default Paragraph Font" style:family="text"/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378cm" fo:text-indent="-0.635cm" fo:margin-left="1.378cm"/>
        </style:list-level-properties>
        <style:text-properties style:font-name="Symbol"/>
      </text:list-level-style-bullet>
      <text:list-level-style-bullet text:level="2" text:style-name="ListLabel_20_1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013cm" fo:text-indent="-0.635cm" fo:margin-left="2.013cm"/>
        </style:list-level-properties>
        <style:text-properties style:font-name="OpenSymbol1"/>
      </text:list-level-style-bullet>
      <text:list-level-style-bullet text:level="3" text:style-name="ListLabel_20_1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648cm" fo:text-indent="-0.635cm" fo:margin-left="2.648cm"/>
        </style:list-level-properties>
        <style:text-properties style:font-name="OpenSymbol1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283cm" fo:text-indent="-0.635cm" fo:margin-left="3.283cm"/>
        </style:list-level-properties>
        <style:text-properties style:font-name="Symbol"/>
      </text:list-level-style-bullet>
      <text:list-level-style-bullet text:level="5" text:style-name="ListLabel_20_14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918cm" fo:text-indent="-0.635cm" fo:margin-left="3.918cm"/>
        </style:list-level-properties>
        <style:text-properties style:font-name="OpenSymbol1"/>
      </text:list-level-style-bullet>
      <text:list-level-style-bullet text:level="6" text:style-name="ListLabel_20_1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553cm" fo:text-indent="-0.635cm" fo:margin-left="4.553cm"/>
        </style:list-level-properties>
        <style:text-properties style:font-name="OpenSymbol1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188cm" fo:text-indent="-0.635cm" fo:margin-left="5.188cm"/>
        </style:list-level-properties>
        <style:text-properties style:font-name="Symbol"/>
      </text:list-level-style-bullet>
      <text:list-level-style-bullet text:level="8" text:style-name="ListLabel_20_17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823cm" fo:text-indent="-0.635cm" fo:margin-left="5.823cm"/>
        </style:list-level-properties>
        <style:text-properties style:font-name="OpenSymbol1"/>
      </text:list-level-style-bullet>
      <text:list-level-style-bullet text:level="9" text:style-name="ListLabel_20_18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458cm" fo:text-indent="-0.635cm" fo:margin-left="6.458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0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21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2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2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26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27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4T18:45:48.992784907</meta:creation-date>
    <dc:date>2024-09-16T20:29:49.248318948</dc:date>
    <meta:editing-duration>P1DT51M16S</meta:editing-duration>
    <meta:editing-cycles>30</meta:editing-cycles>
    <meta:generator>LibreOffice/7.3.7.2$Linux_X86_64 LibreOffice_project/30$Build-2</meta:generator>
    <meta:document-statistic meta:table-count="1" meta:image-count="0" meta:object-count="0" meta:page-count="7" meta:paragraph-count="119" meta:word-count="3311" meta:character-count="21931" meta:non-whitespace-character-count="18064"/>
  </office:meta>
</office:document-meta>
</file>